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44in"/>
    </style:style>
    <style:style style:name="co2" style:family="table-column">
      <style:table-column-properties fo:break-before="auto" style:column-width="0.198in"/>
    </style:style>
    <style:style style:name="co3" style:family="table-column">
      <style:table-column-properties fo:break-before="auto" style:column-width="0.5028in"/>
    </style:style>
    <style:style style:name="co4" style:family="table-column">
      <style:table-column-properties fo:break-before="auto" style:column-width="1.0335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319in"/>
    </style:style>
    <style:style style:name="co8" style:family="table-column">
      <style:table-column-properties fo:break-before="auto" style:column-width="0.4701in"/>
    </style:style>
    <style:style style:name="co9" style:family="table-column">
      <style:table-column-properties fo:break-before="auto" style:column-width="0.545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4.5831in" svg:x="11.1772in" svg:y="11.6287in">
            <draw:object draw:notify-on-update-of-ranges="Sheet1.D71:Sheet1.D71 Sheet1.D72:Sheet1.D82 Sheet1.E71:Sheet1.E71 Sheet1.E72:Sheet1.E82 Sheet1.F71:Sheet1.F71 Sheet1.F72:Sheet1.F82 Sheet1.G71:Sheet1.G71 Sheet1.G72:Sheet1.G82 Sheet1.H71:Sheet1.H71 Sheet1.H72:Sheet1.H82 Sheet1.I71:Sheet1.I71 Sheet1.I72:Sheet1.I82 Sheet1.J71:Sheet1.J71 Sheet1.J72:Sheet1.J82 Sheet1.K71:Sheet1.K71 Sheet1.K72:Sheet1.K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8.1437in" svg:y="16.4039in">
            <draw:object draw:notify-on-update-of-ranges="Sheet1.D89:Sheet1.D89 Sheet1.D90:Sheet1.D105 Sheet1.E89:Sheet1.E89 Sheet1.E90:Sheet1.E105 Sheet1.F89:Sheet1.F89 Sheet1.F90:Sheet1.F105 Sheet1.G89:Sheet1.G89 Sheet1.G90:Sheet1.G105 Sheet1.H89:Sheet1.H89 Sheet1.H90:Sheet1.H105 Sheet1.I89:Sheet1.I89 Sheet1.I90:Sheet1.I10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table:number-columns-repeated="3"/>
          <table:table-cell office:value-type="string">
            <text:p>Podas 1,2 y 3</text:p>
          </table:table-cell>
          <table:table-cell table:number-columns-repeated="3"/>
          <table:table-cell office:value-type="string">
            <text:p>Podas 1 y 2</text:p>
          </table:table-cell>
          <table:table-cell table:number-columns-repeated="3"/>
          <table:table-cell office:value-type="string">
            <text:p>Podas 1 y 3</text:p>
          </table:table-cell>
          <table:table-cell table:number-columns-repeated="3"/>
          <table:table-cell office:value-type="string">
            <text:p>Poda 1</text:p>
          </table:table-cell>
          <table:table-cell table:number-columns-repeated="3"/>
          <table:table-cell office:value-type="string">
            <text:p>Podas 2 y 3</text:p>
          </table:table-cell>
          <table:table-cell table:number-columns-repeated="3"/>
          <table:table-cell office:value-type="string">
            <text:p>Poda 2</text:p>
          </table:table-cell>
          <table:table-cell table:number-columns-repeated="3"/>
          <table:table-cell office:value-type="string">
            <text:p>Poda 3</text:p>
          </table:table-cell>
          <table:table-cell table:number-columns-repeated="3"/>
          <table:table-cell office:value-type="string">
            <text:p>Sin Poda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11">
            <text:p>1511</text:p>
          </table:table-cell>
          <table:table-cell table:formula="of:=[.B2]*POWER(10;9)+[.C2]" office:value-type="float" office:value="1511">
            <text:p>15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26">
            <text:p>1526</text:p>
          </table:table-cell>
          <table:table-cell table:formula="of:=[.F2]*POWER(10;9)+[.G2]" office:value-type="float" office:value="1526">
            <text:p>15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55">
            <text:p>1555</text:p>
          </table:table-cell>
          <table:table-cell table:formula="of:=[.J2]*POWER(10;9)+[.K2]" office:value-type="float" office:value="1555">
            <text:p>15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 table:formula="of:=[.N2]*POWER(10;9)+[.O2]" office:value-type="float" office:value="1501">
            <text:p>15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89">
            <text:p>1489</text:p>
          </table:table-cell>
          <table:table-cell table:formula="of:=[.R2]*POWER(10;9)+[.S2]" office:value-type="float" office:value="1489">
            <text:p>1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50">
            <text:p>1550</text:p>
          </table:table-cell>
          <table:table-cell table:formula="of:=[.V2]*POWER(10;9)+[.W2]" office:value-type="float" office:value="1550">
            <text:p>15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16">
            <text:p>1516</text:p>
          </table:table-cell>
          <table:table-cell table:formula="of:=[.Z2]*POWER(10;9)+[.AA2]" office:value-type="float" office:value="1516">
            <text:p>15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51">
            <text:p>1551</text:p>
          </table:table-cell>
          <table:table-cell table:formula="of:=[.AD2]*POWER(10;9)+[.AE2]" office:value-type="float" office:value="1551">
            <text:p>15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62">
            <text:p>2362</text:p>
          </table:table-cell>
          <table:table-cell table:formula="of:=[.B3]*POWER(10;9)+[.C3]" office:value-type="float" office:value="2362">
            <text:p>23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06">
            <text:p>2706</text:p>
          </table:table-cell>
          <table:table-cell table:formula="of:=[.F3]*POWER(10;9)+[.G3]" office:value-type="float" office:value="2706">
            <text:p>27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41">
            <text:p>3041</text:p>
          </table:table-cell>
          <table:table-cell table:formula="of:=[.J3]*POWER(10;9)+[.K3]" office:value-type="float" office:value="3041">
            <text:p>30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192">
            <text:p>4192</text:p>
          </table:table-cell>
          <table:table-cell table:formula="of:=[.N3]*POWER(10;9)+[.O3]" office:value-type="float" office:value="4192">
            <text:p>419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25">
            <text:p>2325</text:p>
          </table:table-cell>
          <table:table-cell table:formula="of:=[.R3]*POWER(10;9)+[.S3]" office:value-type="float" office:value="2325">
            <text:p>23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38">
            <text:p>2738</text:p>
          </table:table-cell>
          <table:table-cell table:formula="of:=[.V3]*POWER(10;9)+[.W3]" office:value-type="float" office:value="2738">
            <text:p>27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59">
            <text:p>3059</text:p>
          </table:table-cell>
          <table:table-cell table:formula="of:=[.Z3]*POWER(10;9)+[.AA3]" office:value-type="float" office:value="3059">
            <text:p>30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202">
            <text:p>4202</text:p>
          </table:table-cell>
          <table:table-cell table:formula="of:=[.AD3]*POWER(10;9)+[.AE3]" office:value-type="float" office:value="4202">
            <text:p>42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21">
            <text:p>2321</text:p>
          </table:table-cell>
          <table:table-cell table:formula="of:=[.B4]*POWER(10;9)+[.C4]" office:value-type="float" office:value="2321">
            <text:p>23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16">
            <text:p>2716</text:p>
          </table:table-cell>
          <table:table-cell table:formula="of:=[.F4]*POWER(10;9)+[.G4]" office:value-type="float" office:value="2716">
            <text:p>27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44">
            <text:p>3044</text:p>
          </table:table-cell>
          <table:table-cell table:formula="of:=[.J4]*POWER(10;9)+[.K4]" office:value-type="float" office:value="3044">
            <text:p>30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128">
            <text:p>4128</text:p>
          </table:table-cell>
          <table:table-cell table:formula="of:=[.N4]*POWER(10;9)+[.O4]" office:value-type="float" office:value="4128">
            <text:p>41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97">
            <text:p>2297</text:p>
          </table:table-cell>
          <table:table-cell table:formula="of:=[.R4]*POWER(10;9)+[.S4]" office:value-type="float" office:value="2297">
            <text:p>22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00">
            <text:p>2700</text:p>
          </table:table-cell>
          <table:table-cell table:formula="of:=[.V4]*POWER(10;9)+[.W4]" office:value-type="float" office:value="2700">
            <text:p>27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14">
            <text:p>3014</text:p>
          </table:table-cell>
          <table:table-cell table:formula="of:=[.Z4]*POWER(10;9)+[.AA4]" office:value-type="float" office:value="3014">
            <text:p>30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190">
            <text:p>4190</text:p>
          </table:table-cell>
          <table:table-cell table:formula="of:=[.AD4]*POWER(10;9)+[.AE4]" office:value-type="float" office:value="4190">
            <text:p>41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706">
            <text:p>3706</text:p>
          </table:table-cell>
          <table:table-cell table:formula="of:=[.B5]*POWER(10;9)+[.C5]" office:value-type="float" office:value="3706">
            <text:p>370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627">
            <text:p>4627</text:p>
          </table:table-cell>
          <table:table-cell table:formula="of:=[.F5]*POWER(10;9)+[.G5]" office:value-type="float" office:value="4627">
            <text:p>462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169">
            <text:p>7169</text:p>
          </table:table-cell>
          <table:table-cell table:formula="of:=[.J5]*POWER(10;9)+[.K5]" office:value-type="float" office:value="7169">
            <text:p>716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944">
            <text:p>18944</text:p>
          </table:table-cell>
          <table:table-cell table:formula="of:=[.N5]*POWER(10;9)+[.O5]" office:value-type="float" office:value="18944">
            <text:p>1894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494">
            <text:p>3494</text:p>
          </table:table-cell>
          <table:table-cell table:formula="of:=[.R5]*POWER(10;9)+[.S5]" office:value-type="float" office:value="3494">
            <text:p>349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79">
            <text:p>4579</text:p>
          </table:table-cell>
          <table:table-cell table:formula="of:=[.V5]*POWER(10;9)+[.W5]" office:value-type="float" office:value="4579">
            <text:p>457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136">
            <text:p>7136</text:p>
          </table:table-cell>
          <table:table-cell table:formula="of:=[.Z5]*POWER(10;9)+[.AA5]" office:value-type="float" office:value="7136">
            <text:p>713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945">
            <text:p>19945</text:p>
          </table:table-cell>
          <table:table-cell table:formula="of:=[.AD5]*POWER(10;9)+[.AE5]" office:value-type="float" office:value="19945">
            <text:p>199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540">
            <text:p>3540</text:p>
          </table:table-cell>
          <table:table-cell table:formula="of:=[.B6]*POWER(10;9)+[.C6]" office:value-type="float" office:value="3540">
            <text:p>35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85">
            <text:p>4585</text:p>
          </table:table-cell>
          <table:table-cell table:formula="of:=[.F6]*POWER(10;9)+[.G6]" office:value-type="float" office:value="4585">
            <text:p>458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053">
            <text:p>6053</text:p>
          </table:table-cell>
          <table:table-cell table:formula="of:=[.J6]*POWER(10;9)+[.K6]" office:value-type="float" office:value="6053">
            <text:p>605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527">
            <text:p>17527</text:p>
          </table:table-cell>
          <table:table-cell table:formula="of:=[.N6]*POWER(10;9)+[.O6]" office:value-type="float" office:value="17527">
            <text:p>1752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512">
            <text:p>3512</text:p>
          </table:table-cell>
          <table:table-cell table:formula="of:=[.R6]*POWER(10;9)+[.S6]" office:value-type="float" office:value="3512">
            <text:p>35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619">
            <text:p>4619</text:p>
          </table:table-cell>
          <table:table-cell table:formula="of:=[.V6]*POWER(10;9)+[.W6]" office:value-type="float" office:value="4619">
            <text:p>46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038">
            <text:p>7038</text:p>
          </table:table-cell>
          <table:table-cell table:formula="of:=[.Z6]*POWER(10;9)+[.AA6]" office:value-type="float" office:value="7038">
            <text:p>703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038">
            <text:p>19038</text:p>
          </table:table-cell>
          <table:table-cell table:formula="of:=[.AD6]*POWER(10;9)+[.AE6]" office:value-type="float" office:value="19038">
            <text:p>190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984">
            <text:p>4984</text:p>
          </table:table-cell>
          <table:table-cell table:formula="of:=[.B7]*POWER(10;9)+[.C7]" office:value-type="float" office:value="4984">
            <text:p>498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079">
            <text:p>7079</text:p>
          </table:table-cell>
          <table:table-cell table:formula="of:=[.F7]*POWER(10;9)+[.G7]" office:value-type="float" office:value="7079">
            <text:p>707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051">
            <text:p>16051</text:p>
          </table:table-cell>
          <table:table-cell table:formula="of:=[.J7]*POWER(10;9)+[.K7]" office:value-type="float" office:value="16051">
            <text:p>1605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3189">
            <text:p>113189</text:p>
          </table:table-cell>
          <table:table-cell table:formula="of:=[.N7]*POWER(10;9)+[.O7]" office:value-type="float" office:value="113189">
            <text:p>11318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971">
            <text:p>4971</text:p>
          </table:table-cell>
          <table:table-cell table:formula="of:=[.R7]*POWER(10;9)+[.S7]" office:value-type="float" office:value="4971">
            <text:p>497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090">
            <text:p>7090</text:p>
          </table:table-cell>
          <table:table-cell table:formula="of:=[.V7]*POWER(10;9)+[.W7]" office:value-type="float" office:value="7090">
            <text:p>709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690">
            <text:p>16690</text:p>
          </table:table-cell>
          <table:table-cell table:formula="of:=[.Z7]*POWER(10;9)+[.AA7]" office:value-type="float" office:value="16690">
            <text:p>1669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1250">
            <text:p>61250</text:p>
          </table:table-cell>
          <table:table-cell table:formula="of:=[.AD7]*POWER(10;9)+[.AE7]" office:value-type="float" office:value="61250">
            <text:p>6125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913">
            <text:p>4913</text:p>
          </table:table-cell>
          <table:table-cell table:formula="of:=[.B8]*POWER(10;9)+[.C8]" office:value-type="float" office:value="4913">
            <text:p>49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027">
            <text:p>7027</text:p>
          </table:table-cell>
          <table:table-cell table:formula="of:=[.F8]*POWER(10;9)+[.G8]" office:value-type="float" office:value="7027">
            <text:p>702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379">
            <text:p>15379</text:p>
          </table:table-cell>
          <table:table-cell table:formula="of:=[.J8]*POWER(10;9)+[.K8]" office:value-type="float" office:value="15379">
            <text:p>1537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9228">
            <text:p>59228</text:p>
          </table:table-cell>
          <table:table-cell table:formula="of:=[.N8]*POWER(10;9)+[.O8]" office:value-type="float" office:value="59228">
            <text:p>592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885">
            <text:p>4885</text:p>
          </table:table-cell>
          <table:table-cell table:formula="of:=[.R8]*POWER(10;9)+[.S8]" office:value-type="float" office:value="4885">
            <text:p>488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988">
            <text:p>6988</text:p>
          </table:table-cell>
          <table:table-cell table:formula="of:=[.V8]*POWER(10;9)+[.W8]" office:value-type="float" office:value="6988">
            <text:p>698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099">
            <text:p>16099</text:p>
          </table:table-cell>
          <table:table-cell table:formula="of:=[.Z8]*POWER(10;9)+[.AA8]" office:value-type="float" office:value="16099">
            <text:p>1609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31">
            <text:p>26131</text:p>
          </table:table-cell>
          <table:table-cell table:formula="of:=[.AD8]*POWER(10;9)+[.AE8]" office:value-type="float" office:value="26131">
            <text:p>261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935">
            <text:p>4935</text:p>
          </table:table-cell>
          <table:table-cell table:formula="of:=[.B9]*POWER(10;9)+[.C9]" office:value-type="float" office:value="4935">
            <text:p>493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985">
            <text:p>6985</text:p>
          </table:table-cell>
          <table:table-cell table:formula="of:=[.F9]*POWER(10;9)+[.G9]" office:value-type="float" office:value="6985">
            <text:p>698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508">
            <text:p>12508</text:p>
          </table:table-cell>
          <table:table-cell table:formula="of:=[.J9]*POWER(10;9)+[.K9]" office:value-type="float" office:value="12508">
            <text:p>1250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4090">
            <text:p>24090</text:p>
          </table:table-cell>
          <table:table-cell table:formula="of:=[.N9]*POWER(10;9)+[.O9]" office:value-type="float" office:value="24090">
            <text:p>2409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876">
            <text:p>4876</text:p>
          </table:table-cell>
          <table:table-cell table:formula="of:=[.R9]*POWER(10;9)+[.S9]" office:value-type="float" office:value="4876">
            <text:p>487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991">
            <text:p>6991</text:p>
          </table:table-cell>
          <table:table-cell table:formula="of:=[.V9]*POWER(10;9)+[.W9]" office:value-type="float" office:value="6991">
            <text:p>699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876">
            <text:p>15876</text:p>
          </table:table-cell>
          <table:table-cell table:formula="of:=[.Z9]*POWER(10;9)+[.AA9]" office:value-type="float" office:value="15876">
            <text:p>1587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093">
            <text:p>25093</text:p>
          </table:table-cell>
          <table:table-cell table:formula="of:=[.AD9]*POWER(10;9)+[.AE9]" office:value-type="float" office:value="25093">
            <text:p>2509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613">
            <text:p>6613</text:p>
          </table:table-cell>
          <table:table-cell table:formula="of:=[.B10]*POWER(10;9)+[.C10]" office:value-type="float" office:value="6613">
            <text:p>66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813">
            <text:p>10813</text:p>
          </table:table-cell>
          <table:table-cell table:formula="of:=[.F10]*POWER(10;9)+[.G10]" office:value-type="float" office:value="10813">
            <text:p>108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6089">
            <text:p>36089</text:p>
          </table:table-cell>
          <table:table-cell table:formula="of:=[.J10]*POWER(10;9)+[.K10]" office:value-type="float" office:value="36089">
            <text:p>3608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4205">
            <text:p>194205</text:p>
          </table:table-cell>
          <table:table-cell table:formula="of:=[.N10]*POWER(10;9)+[.O10]" office:value-type="float" office:value="194205">
            <text:p>19420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350">
            <text:p>7350</text:p>
          </table:table-cell>
          <table:table-cell table:formula="of:=[.R10]*POWER(10;9)+[.S10]" office:value-type="float" office:value="7350">
            <text:p>73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283">
            <text:p>10283</text:p>
          </table:table-cell>
          <table:table-cell table:formula="of:=[.V10]*POWER(10;9)+[.W10]" office:value-type="float" office:value="10283">
            <text:p>1028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6048">
            <text:p>36048</text:p>
          </table:table-cell>
          <table:table-cell table:formula="of:=[.Z10]*POWER(10;9)+[.AA10]" office:value-type="float" office:value="36048">
            <text:p>360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3866">
            <text:p>193866</text:p>
          </table:table-cell>
          <table:table-cell table:formula="of:=[.AD10]*POWER(10;9)+[.AE10]" office:value-type="float" office:value="193866">
            <text:p>1938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598">
            <text:p>6598</text:p>
          </table:table-cell>
          <table:table-cell table:formula="of:=[.B11]*POWER(10;9)+[.C11]" office:value-type="float" office:value="6598">
            <text:p>659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241">
            <text:p>10241</text:p>
          </table:table-cell>
          <table:table-cell table:formula="of:=[.F11]*POWER(10;9)+[.G11]" office:value-type="float" office:value="10241">
            <text:p>102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6611">
            <text:p>26611</text:p>
          </table:table-cell>
          <table:table-cell table:formula="of:=[.J11]*POWER(10;9)+[.K11]" office:value-type="float" office:value="26611">
            <text:p>266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9118">
            <text:p>189118</text:p>
          </table:table-cell>
          <table:table-cell table:formula="of:=[.N11]*POWER(10;9)+[.O11]" office:value-type="float" office:value="189118">
            <text:p>1891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674">
            <text:p>6674</text:p>
          </table:table-cell>
          <table:table-cell table:formula="of:=[.R11]*POWER(10;9)+[.S11]" office:value-type="float" office:value="6674">
            <text:p>66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259">
            <text:p>10259</text:p>
          </table:table-cell>
          <table:table-cell table:formula="of:=[.V11]*POWER(10;9)+[.W11]" office:value-type="float" office:value="10259">
            <text:p>102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5917">
            <text:p>35917</text:p>
          </table:table-cell>
          <table:table-cell table:formula="of:=[.Z11]*POWER(10;9)+[.AA11]" office:value-type="float" office:value="35917">
            <text:p>359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2450">
            <text:p>202450</text:p>
          </table:table-cell>
          <table:table-cell table:formula="of:=[.AD11]*POWER(10;9)+[.AE11]" office:value-type="float" office:value="202450">
            <text:p>2024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446">
            <text:p>8446</text:p>
          </table:table-cell>
          <table:table-cell table:formula="of:=[.B12]*POWER(10;9)+[.C12]" office:value-type="float" office:value="8446">
            <text:p>844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146">
            <text:p>14146</text:p>
          </table:table-cell>
          <table:table-cell table:formula="of:=[.F12]*POWER(10;9)+[.G12]" office:value-type="float" office:value="14146">
            <text:p>1414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9726">
            <text:p>79726</text:p>
          </table:table-cell>
          <table:table-cell table:formula="of:=[.J12]*POWER(10;9)+[.K12]" office:value-type="float" office:value="79726">
            <text:p>7972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34506">
            <text:p>1634506</text:p>
          </table:table-cell>
          <table:table-cell table:formula="of:=[.N12]*POWER(10;9)+[.O12]" office:value-type="float" office:value="1634506">
            <text:p>163450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599">
            <text:p>8599</text:p>
          </table:table-cell>
          <table:table-cell table:formula="of:=[.R12]*POWER(10;9)+[.S12]" office:value-type="float" office:value="8599">
            <text:p>85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171">
            <text:p>14171</text:p>
          </table:table-cell>
          <table:table-cell table:formula="of:=[.V12]*POWER(10;9)+[.W12]" office:value-type="float" office:value="14171">
            <text:p>1417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8385">
            <text:p>78385</text:p>
          </table:table-cell>
          <table:table-cell table:formula="of:=[.Z12]*POWER(10;9)+[.AA12]" office:value-type="float" office:value="78385">
            <text:p>7838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32362">
            <text:p>1632362</text:p>
          </table:table-cell>
          <table:table-cell table:formula="of:=[.AD12]*POWER(10;9)+[.AE12]" office:value-type="float" office:value="1632362">
            <text:p>163236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397">
            <text:p>8397</text:p>
          </table:table-cell>
          <table:table-cell table:formula="of:=[.B13]*POWER(10;9)+[.C13]" office:value-type="float" office:value="8397">
            <text:p>839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485">
            <text:p>14485</text:p>
          </table:table-cell>
          <table:table-cell table:formula="of:=[.F13]*POWER(10;9)+[.G13]" office:value-type="float" office:value="14485">
            <text:p>1448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0933">
            <text:p>70933</text:p>
          </table:table-cell>
          <table:table-cell table:formula="of:=[.J13]*POWER(10;9)+[.K13]" office:value-type="float" office:value="70933">
            <text:p>7093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54664">
            <text:p>1654664</text:p>
          </table:table-cell>
          <table:table-cell table:formula="of:=[.N13]*POWER(10;9)+[.O13]" office:value-type="float" office:value="1654664">
            <text:p>165466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543">
            <text:p>8543</text:p>
          </table:table-cell>
          <table:table-cell table:formula="of:=[.R13]*POWER(10;9)+[.S13]" office:value-type="float" office:value="8543">
            <text:p>854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472">
            <text:p>14472</text:p>
          </table:table-cell>
          <table:table-cell table:formula="of:=[.V13]*POWER(10;9)+[.W13]" office:value-type="float" office:value="14472">
            <text:p>1447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8249">
            <text:p>38249</text:p>
          </table:table-cell>
          <table:table-cell table:formula="of:=[.Z13]*POWER(10;9)+[.AA13]" office:value-type="float" office:value="38249">
            <text:p>3824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62689">
            <text:p>1662689</text:p>
          </table:table-cell>
          <table:table-cell table:formula="of:=[.AD13]*POWER(10;9)+[.AE13]" office:value-type="float" office:value="1662689">
            <text:p>166268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941">
            <text:p>8941</text:p>
          </table:table-cell>
          <table:table-cell table:formula="of:=[.B14]*POWER(10;9)+[.C14]" office:value-type="float" office:value="8941">
            <text:p>894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530">
            <text:p>14530</text:p>
          </table:table-cell>
          <table:table-cell table:formula="of:=[.F14]*POWER(10;9)+[.G14]" office:value-type="float" office:value="14530">
            <text:p>1453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2438">
            <text:p>62438</text:p>
          </table:table-cell>
          <table:table-cell table:formula="of:=[.J14]*POWER(10;9)+[.K14]" office:value-type="float" office:value="62438">
            <text:p>6243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19961">
            <text:p>1619961</text:p>
          </table:table-cell>
          <table:table-cell table:formula="of:=[.N14]*POWER(10;9)+[.O14]" office:value-type="float" office:value="1619961">
            <text:p>161996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472">
            <text:p>8472</text:p>
          </table:table-cell>
          <table:table-cell table:formula="of:=[.R14]*POWER(10;9)+[.S14]" office:value-type="float" office:value="8472">
            <text:p>847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036">
            <text:p>15036</text:p>
          </table:table-cell>
          <table:table-cell table:formula="of:=[.V14]*POWER(10;9)+[.W14]" office:value-type="float" office:value="15036">
            <text:p>1503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919">
            <text:p>18919</text:p>
          </table:table-cell>
          <table:table-cell table:formula="of:=[.Z14]*POWER(10;9)+[.AA14]" office:value-type="float" office:value="18919">
            <text:p>189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62501">
            <text:p>1662501</text:p>
          </table:table-cell>
          <table:table-cell table:formula="of:=[.AD14]*POWER(10;9)+[.AE14]" office:value-type="float" office:value="1662501">
            <text:p>16625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414">
            <text:p>8414</text:p>
          </table:table-cell>
          <table:table-cell table:formula="of:=[.B15]*POWER(10;9)+[.C15]" office:value-type="float" office:value="8414">
            <text:p>84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511">
            <text:p>3511</text:p>
          </table:table-cell>
          <table:table-cell table:formula="of:=[.F15]*POWER(10;9)+[.G15]" office:value-type="float" office:value="3511">
            <text:p>35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986">
            <text:p>12986</text:p>
          </table:table-cell>
          <table:table-cell table:formula="of:=[.J15]*POWER(10;9)+[.K15]" office:value-type="float" office:value="12986">
            <text:p>1298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05507">
            <text:p>1505507</text:p>
          </table:table-cell>
          <table:table-cell table:formula="of:=[.N15]*POWER(10;9)+[.O15]" office:value-type="float" office:value="1505507">
            <text:p>150550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552">
            <text:p>8552</text:p>
          </table:table-cell>
          <table:table-cell table:formula="of:=[.R15]*POWER(10;9)+[.S15]" office:value-type="float" office:value="8552">
            <text:p>855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850">
            <text:p>13850</text:p>
          </table:table-cell>
          <table:table-cell table:formula="of:=[.V15]*POWER(10;9)+[.W15]" office:value-type="float" office:value="13850">
            <text:p>1385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888">
            <text:p>18888</text:p>
          </table:table-cell>
          <table:table-cell table:formula="of:=[.Z15]*POWER(10;9)+[.AA15]" office:value-type="float" office:value="18888">
            <text:p>1888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75927">
            <text:p>1675927</text:p>
          </table:table-cell>
          <table:table-cell table:formula="of:=[.AD15]*POWER(10;9)+[.AE15]" office:value-type="float" office:value="1675927">
            <text:p>167592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498">
            <text:p>10498</text:p>
          </table:table-cell>
          <table:table-cell table:formula="of:=[.B16]*POWER(10;9)+[.C16]" office:value-type="float" office:value="10498">
            <text:p>1049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654">
            <text:p>4654</text:p>
          </table:table-cell>
          <table:table-cell table:formula="of:=[.F16]*POWER(10;9)+[.G16]" office:value-type="float" office:value="4654">
            <text:p>465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2975">
            <text:p>42975</text:p>
          </table:table-cell>
          <table:table-cell table:formula="of:=[.J16]*POWER(10;9)+[.K16]" office:value-type="float" office:value="42975">
            <text:p>4297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316865">
            <text:p>16316865</text:p>
          </table:table-cell>
          <table:table-cell table:formula="of:=[.N16]*POWER(10;9)+[.O16]" office:value-type="float" office:value="16316865">
            <text:p>1631686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916">
            <text:p>9916</text:p>
          </table:table-cell>
          <table:table-cell table:formula="of:=[.R16]*POWER(10;9)+[.S16]" office:value-type="float" office:value="9916">
            <text:p>991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8878">
            <text:p>18878</text:p>
          </table:table-cell>
          <table:table-cell table:formula="of:=[.V16]*POWER(10;9)+[.W16]" office:value-type="float" office:value="18878">
            <text:p>1887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0533">
            <text:p>40533</text:p>
          </table:table-cell>
          <table:table-cell table:formula="of:=[.Z16]*POWER(10;9)+[.AA16]" office:value-type="float" office:value="40533">
            <text:p>4053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203774">
            <text:p>16203774</text:p>
          </table:table-cell>
          <table:table-cell table:formula="of:=[.AD16]*POWER(10;9)+[.AE16]" office:value-type="float" office:value="16203774">
            <text:p>1620377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547">
            <text:p>10547</text:p>
          </table:table-cell>
          <table:table-cell table:formula="of:=[.B17]*POWER(10;9)+[.C17]" office:value-type="float" office:value="10547">
            <text:p>1054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675">
            <text:p>4675</text:p>
          </table:table-cell>
          <table:table-cell table:formula="of:=[.F17]*POWER(10;9)+[.G17]" office:value-type="float" office:value="4675">
            <text:p>467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6041">
            <text:p>26041</text:p>
          </table:table-cell>
          <table:table-cell table:formula="of:=[.J17]*POWER(10;9)+[.K17]" office:value-type="float" office:value="26041">
            <text:p>2604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4991829">
            <text:p>14991829</text:p>
          </table:table-cell>
          <table:table-cell table:formula="of:=[.N17]*POWER(10;9)+[.O17]" office:value-type="float" office:value="14991829">
            <text:p>1499182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684">
            <text:p>2684</text:p>
          </table:table-cell>
          <table:table-cell table:formula="of:=[.R17]*POWER(10;9)+[.S17]" office:value-type="float" office:value="2684">
            <text:p>268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409">
            <text:p>15409</text:p>
          </table:table-cell>
          <table:table-cell table:formula="of:=[.V17]*POWER(10;9)+[.W17]" office:value-type="float" office:value="15409">
            <text:p>1540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1322">
            <text:p>41322</text:p>
          </table:table-cell>
          <table:table-cell table:formula="of:=[.Z17]*POWER(10;9)+[.AA17]" office:value-type="float" office:value="41322">
            <text:p>4132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278189">
            <text:p>16278189</text:p>
          </table:table-cell>
          <table:table-cell table:formula="of:=[.AD17]*POWER(10;9)+[.AE17]" office:value-type="float" office:value="16278189">
            <text:p>1627818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797">
            <text:p>12797</text:p>
          </table:table-cell>
          <table:table-cell table:formula="of:=[.B18]*POWER(10;9)+[.C18]" office:value-type="float" office:value="12797">
            <text:p>1279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012">
            <text:p>6012</text:p>
          </table:table-cell>
          <table:table-cell table:formula="of:=[.F18]*POWER(10;9)+[.G18]" office:value-type="float" office:value="6012">
            <text:p>60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3098">
            <text:p>93098</text:p>
          </table:table-cell>
          <table:table-cell table:formula="of:=[.J18]*POWER(10;9)+[.K18]" office:value-type="float" office:value="93098">
            <text:p>9309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4066499">
            <text:p>184066499</text:p>
          </table:table-cell>
          <table:table-cell table:formula="of:=[.N18]*POWER(10;9)+[.O18]" office:value-type="float" office:value="184066499">
            <text:p>18406649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266">
            <text:p>3266</text:p>
          </table:table-cell>
          <table:table-cell table:formula="of:=[.R18]*POWER(10;9)+[.S18]" office:value-type="float" office:value="3266">
            <text:p>326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018">
            <text:p>6018</text:p>
          </table:table-cell>
          <table:table-cell table:formula="of:=[.V18]*POWER(10;9)+[.W18]" office:value-type="float" office:value="6018">
            <text:p>60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9420">
            <text:p>89420</text:p>
          </table:table-cell>
          <table:table-cell table:formula="of:=[.Z18]*POWER(10;9)+[.AA18]" office:value-type="float" office:value="89420">
            <text:p>894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79995759">
            <text:p>179995759</text:p>
          </table:table-cell>
          <table:table-cell table:formula="of:=[.AD18]*POWER(10;9)+[.AE18]" office:value-type="float" office:value="179995759">
            <text:p>17999575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18">
            <text:p>12018</text:p>
          </table:table-cell>
          <table:table-cell table:formula="of:=[.B19]*POWER(10;9)+[.C19]" office:value-type="float" office:value="12018">
            <text:p>120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112">
            <text:p>6112</text:p>
          </table:table-cell>
          <table:table-cell table:formula="of:=[.F19]*POWER(10;9)+[.G19]" office:value-type="float" office:value="6112">
            <text:p>61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7963">
            <text:p>77963</text:p>
          </table:table-cell>
          <table:table-cell table:formula="of:=[.J19]*POWER(10;9)+[.K19]" office:value-type="float" office:value="77963">
            <text:p>7796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78388867">
            <text:p>178388867</text:p>
          </table:table-cell>
          <table:table-cell table:formula="of:=[.N19]*POWER(10;9)+[.O19]" office:value-type="float" office:value="178388867">
            <text:p>17838886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273">
            <text:p>3273</text:p>
          </table:table-cell>
          <table:table-cell table:formula="of:=[.R19]*POWER(10;9)+[.S19]" office:value-type="float" office:value="3273">
            <text:p>327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123">
            <text:p>6123</text:p>
          </table:table-cell>
          <table:table-cell table:formula="of:=[.V19]*POWER(10;9)+[.W19]" office:value-type="float" office:value="6123">
            <text:p>612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3618">
            <text:p>93618</text:p>
          </table:table-cell>
          <table:table-cell table:formula="of:=[.Z19]*POWER(10;9)+[.AA19]" office:value-type="float" office:value="93618">
            <text:p>936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1134844">
            <text:p>181134844</text:p>
          </table:table-cell>
          <table:table-cell table:formula="of:=[.AD19]*POWER(10;9)+[.AE19]" office:value-type="float" office:value="181134844">
            <text:p>1811348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221">
            <text:p>3221</text:p>
          </table:table-cell>
          <table:table-cell table:formula="of:=[.B20]*POWER(10;9)+[.C20]" office:value-type="float" office:value="3221">
            <text:p>322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164">
            <text:p>6164</text:p>
          </table:table-cell>
          <table:table-cell table:formula="of:=[.F20]*POWER(10;9)+[.G20]" office:value-type="float" office:value="6164">
            <text:p>616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8104">
            <text:p>68104</text:p>
          </table:table-cell>
          <table:table-cell table:formula="of:=[.J20]*POWER(10;9)+[.K20]" office:value-type="float" office:value="68104">
            <text:p>6810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91460621">
            <text:p>191460621</text:p>
          </table:table-cell>
          <table:table-cell table:formula="of:=[.N20]*POWER(10;9)+[.O20]" office:value-type="float" office:value="191460621">
            <text:p>19146062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264">
            <text:p>3264</text:p>
          </table:table-cell>
          <table:table-cell table:formula="of:=[.R20]*POWER(10;9)+[.S20]" office:value-type="float" office:value="3264">
            <text:p>326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181">
            <text:p>6181</text:p>
          </table:table-cell>
          <table:table-cell table:formula="of:=[.V20]*POWER(10;9)+[.W20]" office:value-type="float" office:value="6181">
            <text:p>618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2345">
            <text:p>92345</text:p>
          </table:table-cell>
          <table:table-cell table:formula="of:=[.Z20]*POWER(10;9)+[.AA20]" office:value-type="float" office:value="92345">
            <text:p>9234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0988780">
            <text:p>180988780</text:p>
          </table:table-cell>
          <table:table-cell table:formula="of:=[.AD20]*POWER(10;9)+[.AE20]" office:value-type="float" office:value="180988780">
            <text:p>1809887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198">
            <text:p>3198</text:p>
          </table:table-cell>
          <table:table-cell table:formula="of:=[.B21]*POWER(10;9)+[.C21]" office:value-type="float" office:value="3198">
            <text:p>319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formula="of:=[.F21]*POWER(10;9)+[.G21]" office:value-type="float" office:value="6007">
            <text:p>600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0646">
            <text:p>50646</text:p>
          </table:table-cell>
          <table:table-cell table:formula="of:=[.J21]*POWER(10;9)+[.K21]" office:value-type="float" office:value="50646">
            <text:p>5064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6750237">
            <text:p>166750237</text:p>
          </table:table-cell>
          <table:table-cell table:formula="of:=[.N21]*POWER(10;9)+[.O21]" office:value-type="float" office:value="166750237">
            <text:p>16675023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259">
            <text:p>3259</text:p>
          </table:table-cell>
          <table:table-cell table:formula="of:=[.R21]*POWER(10;9)+[.S21]" office:value-type="float" office:value="3259">
            <text:p>325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012">
            <text:p>6012</text:p>
          </table:table-cell>
          <table:table-cell table:formula="of:=[.V21]*POWER(10;9)+[.W21]" office:value-type="float" office:value="6012">
            <text:p>60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5616">
            <text:p>85616</text:p>
          </table:table-cell>
          <table:table-cell table:formula="of:=[.Z21]*POWER(10;9)+[.AA21]" office:value-type="float" office:value="85616">
            <text:p>856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1077814">
            <text:p>181077814</text:p>
          </table:table-cell>
          <table:table-cell table:formula="of:=[.AD21]*POWER(10;9)+[.AE21]" office:value-type="float" office:value="181077814">
            <text:p>18107781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873">
            <text:p>3873</text:p>
          </table:table-cell>
          <table:table-cell table:formula="of:=[.B22]*POWER(10;9)+[.C22]" office:value-type="float" office:value="3873">
            <text:p>387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506">
            <text:p>7506</text:p>
          </table:table-cell>
          <table:table-cell table:formula="of:=[.F22]*POWER(10;9)+[.G22]" office:value-type="float" office:value="7506">
            <text:p>750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9777">
            <text:p>199777</text:p>
          </table:table-cell>
          <table:table-cell table:formula="of:=[.J22]*POWER(10;9)+[.K22]" office:value-type="float" office:value="199777">
            <text:p>19977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27321303">
            <text:p>427321303</text:p>
          </table:table-cell>
          <table:table-cell table:formula="of:=[.N22]*POWER(10;9)+[.O22]" office:value-type="float" office:value="2427321303">
            <text:p>242732130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943">
            <text:p>3943</text:p>
          </table:table-cell>
          <table:table-cell table:formula="of:=[.R22]*POWER(10;9)+[.S22]" office:value-type="float" office:value="3943">
            <text:p>394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505">
            <text:p>7505</text:p>
          </table:table-cell>
          <table:table-cell table:formula="of:=[.V22]*POWER(10;9)+[.W22]" office:value-type="float" office:value="7505">
            <text:p>750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81235">
            <text:p>181235</text:p>
          </table:table-cell>
          <table:table-cell table:formula="of:=[.Z22]*POWER(10;9)+[.AA22]" office:value-type="float" office:value="181235">
            <text:p>18123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82261263">
            <text:p>282261263</text:p>
          </table:table-cell>
          <table:table-cell table:formula="of:=[.AD22]*POWER(10;9)+[.AE22]" office:value-type="float" office:value="2282261263">
            <text:p>228226126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884">
            <text:p>3884</text:p>
          </table:table-cell>
          <table:table-cell table:formula="of:=[.B23]*POWER(10;9)+[.C23]" office:value-type="float" office:value="3884">
            <text:p>388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713">
            <text:p>7713</text:p>
          </table:table-cell>
          <table:table-cell table:formula="of:=[.F23]*POWER(10;9)+[.G23]" office:value-type="float" office:value="7713">
            <text:p>771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46262">
            <text:p>146262</text:p>
          </table:table-cell>
          <table:table-cell table:formula="of:=[.J23]*POWER(10;9)+[.K23]" office:value-type="float" office:value="146262">
            <text:p>14626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72658788">
            <text:p>472658788</text:p>
          </table:table-cell>
          <table:table-cell table:formula="of:=[.N23]*POWER(10;9)+[.O23]" office:value-type="float" office:value="2472658788">
            <text:p>247265878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933">
            <text:p>3933</text:p>
          </table:table-cell>
          <table:table-cell table:formula="of:=[.R23]*POWER(10;9)+[.S23]" office:value-type="float" office:value="3933">
            <text:p>39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710">
            <text:p>7710</text:p>
          </table:table-cell>
          <table:table-cell table:formula="of:=[.V23]*POWER(10;9)+[.W23]" office:value-type="float" office:value="7710">
            <text:p>77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2974">
            <text:p>192974</text:p>
          </table:table-cell>
          <table:table-cell table:formula="of:=[.Z23]*POWER(10;9)+[.AA23]" office:value-type="float" office:value="192974">
            <text:p>19297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11271966">
            <text:p>511271966</text:p>
          </table:table-cell>
          <table:table-cell table:formula="of:=[.AD23]*POWER(10;9)+[.AE23]" office:value-type="float" office:value="2511271966">
            <text:p>251127196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869">
            <text:p>3869</text:p>
          </table:table-cell>
          <table:table-cell table:formula="of:=[.B24]*POWER(10;9)+[.C24]" office:value-type="float" office:value="3869">
            <text:p>386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521">
            <text:p>7521</text:p>
          </table:table-cell>
          <table:table-cell table:formula="of:=[.F24]*POWER(10;9)+[.G24]" office:value-type="float" office:value="7521">
            <text:p>752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9354">
            <text:p>99354</text:p>
          </table:table-cell>
          <table:table-cell table:formula="of:=[.J24]*POWER(10;9)+[.K24]" office:value-type="float" office:value="99354">
            <text:p>9935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35838416">
            <text:p>235838416</text:p>
          </table:table-cell>
          <table:table-cell table:formula="of:=[.N24]*POWER(10;9)+[.O24]" office:value-type="float" office:value="2235838416">
            <text:p>22358384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923">
            <text:p>3923</text:p>
          </table:table-cell>
          <table:table-cell table:formula="of:=[.R24]*POWER(10;9)+[.S24]" office:value-type="float" office:value="3923">
            <text:p>392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509">
            <text:p>7509</text:p>
          </table:table-cell>
          <table:table-cell table:formula="of:=[.V24]*POWER(10;9)+[.W24]" office:value-type="float" office:value="7509">
            <text:p>750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00252">
            <text:p>200252</text:p>
          </table:table-cell>
          <table:table-cell table:formula="of:=[.Z24]*POWER(10;9)+[.AA24]" office:value-type="float" office:value="200252">
            <text:p>20025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61903926">
            <text:p>561903926</text:p>
          </table:table-cell>
          <table:table-cell table:formula="of:=[.AD24]*POWER(10;9)+[.AE24]" office:value-type="float" office:value="2561903926">
            <text:p>25619039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580">
            <text:p>4580</text:p>
          </table:table-cell>
          <table:table-cell table:formula="of:=[.B25]*POWER(10;9)+[.C25]" office:value-type="float" office:value="4580">
            <text:p>458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148">
            <text:p>10148</text:p>
          </table:table-cell>
          <table:table-cell table:formula="of:=[.F25]*POWER(10;9)+[.G25]" office:value-type="float" office:value="10148">
            <text:p>1014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27279">
            <text:p>427279</text:p>
          </table:table-cell>
          <table:table-cell table:formula="of:=[.J25]*POWER(10;9)+[.K25]" office:value-type="float" office:value="427279">
            <text:p>427279</text:p>
          </table:table-cell>
          <table:table-cell office:value-type="float" office:value="10">
            <text:p>10</text:p>
          </table:table-cell>
          <table:table-cell office:value-type="float" office:value="32.88">
            <text:p>32.88</text:p>
          </table:table-cell>
          <table:table-cell office:value-type="float" office:value="454263706">
            <text:p>454263706</text:p>
          </table:table-cell>
          <table:table-cell table:formula="of:=[.N25]*POWER(10;9)+[.O25]" office:value-type="float" office:value="33334263706">
            <text:p>3333426370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647">
            <text:p>4647</text:p>
          </table:table-cell>
          <table:table-cell table:formula="of:=[.R25]*POWER(10;9)+[.S25]" office:value-type="float" office:value="4647">
            <text:p>464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967">
            <text:p>9967</text:p>
          </table:table-cell>
          <table:table-cell table:formula="of:=[.V25]*POWER(10;9)+[.W25]" office:value-type="float" office:value="9967">
            <text:p>996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3259">
            <text:p>403259</text:p>
          </table:table-cell>
          <table:table-cell table:formula="of:=[.Z25]*POWER(10;9)+[.AA25]" office:value-type="float" office:value="403259">
            <text:p>403259</text:p>
          </table:table-cell>
          <table:table-cell office:value-type="float" office:value="10">
            <text:p>10</text:p>
          </table:table-cell>
          <table:table-cell office:value-type="float" office:value="33.02">
            <text:p>33.02</text:p>
          </table:table-cell>
          <table:table-cell office:value-type="float" office:value="408683998">
            <text:p>408683998</text:p>
          </table:table-cell>
          <table:table-cell table:formula="of:=[.AD25]*POWER(10;9)+[.AE25]" office:value-type="float" office:value="33428683998">
            <text:p>334286839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685">
            <text:p>4685</text:p>
          </table:table-cell>
          <table:table-cell table:formula="of:=[.B26]*POWER(10;9)+[.C26]" office:value-type="float" office:value="4685">
            <text:p>46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949">
            <text:p>9949</text:p>
          </table:table-cell>
          <table:table-cell table:formula="of:=[.F26]*POWER(10;9)+[.G26]" office:value-type="float" office:value="9949">
            <text:p>994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43175">
            <text:p>343175</text:p>
          </table:table-cell>
          <table:table-cell table:formula="of:=[.J26]*POWER(10;9)+[.K26]" office:value-type="float" office:value="343175">
            <text:p>343175</text:p>
          </table:table-cell>
          <table:table-cell office:value-type="float" office:value="10">
            <text:p>10</text:p>
          </table:table-cell>
          <table:table-cell office:value-type="float" office:value="33.2">
            <text:p>33.2</text:p>
          </table:table-cell>
          <table:table-cell office:value-type="float" office:value="552218037">
            <text:p>552218037</text:p>
          </table:table-cell>
          <table:table-cell table:formula="of:=[.N26]*POWER(10;9)+[.O26]" office:value-type="float" office:value="33752218037">
            <text:p>3375221803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676">
            <text:p>4676</text:p>
          </table:table-cell>
          <table:table-cell table:formula="of:=[.R26]*POWER(10;9)+[.S26]" office:value-type="float" office:value="4676">
            <text:p>467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351">
            <text:p>10351</text:p>
          </table:table-cell>
          <table:table-cell table:formula="of:=[.V26]*POWER(10;9)+[.W26]" office:value-type="float" office:value="10351">
            <text:p>1035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12082">
            <text:p>412082</text:p>
          </table:table-cell>
          <table:table-cell table:formula="of:=[.Z26]*POWER(10;9)+[.AA26]" office:value-type="float" office:value="412082">
            <text:p>412082</text:p>
          </table:table-cell>
          <table:table-cell office:value-type="float" office:value="10">
            <text:p>10</text:p>
          </table:table-cell>
          <table:table-cell office:value-type="float" office:value="33.24">
            <text:p>33.24</text:p>
          </table:table-cell>
          <table:table-cell office:value-type="float" office:value="543505814">
            <text:p>543505814</text:p>
          </table:table-cell>
          <table:table-cell table:formula="of:=[.AD26]*POWER(10;9)+[.AE26]" office:value-type="float" office:value="33783505814">
            <text:p>337835058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612">
            <text:p>4612</text:p>
          </table:table-cell>
          <table:table-cell table:formula="of:=[.B27]*POWER(10;9)+[.C27]" office:value-type="float" office:value="4612">
            <text:p>46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72">
            <text:p>10072</text:p>
          </table:table-cell>
          <table:table-cell table:formula="of:=[.F27]*POWER(10;9)+[.G27]" office:value-type="float" office:value="10072">
            <text:p>1007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86786">
            <text:p>286786</text:p>
          </table:table-cell>
          <table:table-cell table:formula="of:=[.J27]*POWER(10;9)+[.K27]" office:value-type="float" office:value="286786">
            <text:p>286786</text:p>
          </table:table-cell>
          <table:table-cell office:value-type="float" office:value="10">
            <text:p>10</text:p>
          </table:table-cell>
          <table:table-cell office:value-type="float" office:value="32.96">
            <text:p>32.96</text:p>
          </table:table-cell>
          <table:table-cell office:value-type="float" office:value="294004862">
            <text:p>294004862</text:p>
          </table:table-cell>
          <table:table-cell table:formula="of:=[.N27]*POWER(10;9)+[.O27]" office:value-type="float" office:value="33254004862">
            <text:p>3325400486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680">
            <text:p>4680</text:p>
          </table:table-cell>
          <table:table-cell table:formula="of:=[.R27]*POWER(10;9)+[.S27]" office:value-type="float" office:value="4680">
            <text:p>468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225">
            <text:p>10225</text:p>
          </table:table-cell>
          <table:table-cell table:formula="of:=[.V27]*POWER(10;9)+[.W27]" office:value-type="float" office:value="10225">
            <text:p>102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17204">
            <text:p>417204</text:p>
          </table:table-cell>
          <table:table-cell table:formula="of:=[.Z27]*POWER(10;9)+[.AA27]" office:value-type="float" office:value="417204">
            <text:p>417204</text:p>
          </table:table-cell>
          <table:table-cell office:value-type="float" office:value="10">
            <text:p>10</text:p>
          </table:table-cell>
          <table:table-cell office:value-type="float" office:value="33.22">
            <text:p>33.22</text:p>
          </table:table-cell>
          <table:table-cell office:value-type="float" office:value="428960272">
            <text:p>428960272</text:p>
          </table:table-cell>
          <table:table-cell table:formula="of:=[.AD27]*POWER(10;9)+[.AE27]" office:value-type="float" office:value="33648960272">
            <text:p>336489602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337">
            <text:p>4337</text:p>
          </table:table-cell>
          <table:table-cell table:formula="of:=[.B28]*POWER(10;9)+[.C28]" office:value-type="float" office:value="4337">
            <text:p>433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851">
            <text:p>9851</text:p>
          </table:table-cell>
          <table:table-cell table:formula="of:=[.F28]*POWER(10;9)+[.G28]" office:value-type="float" office:value="9851">
            <text:p>985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8102">
            <text:p>198102</text:p>
          </table:table-cell>
          <table:table-cell table:formula="of:=[.J28]*POWER(10;9)+[.K28]" office:value-type="float" office:value="198102">
            <text:p>198102</text:p>
          </table:table-cell>
          <table:table-cell office:value-type="float" office:value="10">
            <text:p>10</text:p>
          </table:table-cell>
          <table:table-cell office:value-type="float" office:value="29.74">
            <text:p>29.74</text:p>
          </table:table-cell>
          <table:table-cell office:value-type="float" office:value="631133115">
            <text:p>631133115</text:p>
          </table:table-cell>
          <table:table-cell table:formula="of:=[.N28]*POWER(10;9)+[.O28]" office:value-type="float" office:value="30371133115">
            <text:p>303711331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605">
            <text:p>4605</text:p>
          </table:table-cell>
          <table:table-cell table:formula="of:=[.R28]*POWER(10;9)+[.S28]" office:value-type="float" office:value="4605">
            <text:p>460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185">
            <text:p>10185</text:p>
          </table:table-cell>
          <table:table-cell table:formula="of:=[.V28]*POWER(10;9)+[.W28]" office:value-type="float" office:value="10185">
            <text:p>101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6134">
            <text:p>406134</text:p>
          </table:table-cell>
          <table:table-cell table:formula="of:=[.Z28]*POWER(10;9)+[.AA28]" office:value-type="float" office:value="406134">
            <text:p>406134</text:p>
          </table:table-cell>
          <table:table-cell office:value-type="float" office:value="10">
            <text:p>10</text:p>
          </table:table-cell>
          <table:table-cell office:value-type="float" office:value="32.6">
            <text:p>32.6</text:p>
          </table:table-cell>
          <table:table-cell office:value-type="float" office:value="355769982">
            <text:p>355769982</text:p>
          </table:table-cell>
          <table:table-cell table:formula="of:=[.AD28]*POWER(10;9)+[.AE28]" office:value-type="float" office:value="32955769982">
            <text:p>3295576998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384">
            <text:p>5384</text:p>
          </table:table-cell>
          <table:table-cell table:formula="of:=[.B29]*POWER(10;9)+[.C29]" office:value-type="float" office:value="5384">
            <text:p>538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015">
            <text:p>11015</text:p>
          </table:table-cell>
          <table:table-cell table:formula="of:=[.F29]*POWER(10;9)+[.G29]" office:value-type="float" office:value="11015">
            <text:p>1101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06600">
            <text:p>906600</text:p>
          </table:table-cell>
          <table:table-cell table:formula="of:=[.J29]*POWER(10;9)+[.K29]" office:value-type="float" office:value="906600">
            <text:p>906600</text:p>
          </table:table-cell>
          <table:table-cell office:value-type="float" office:value="11">
            <text:p>11</text:p>
          </table:table-cell>
          <table:table-cell office:value-type="float" office:value="490.8">
            <text:p>490.8</text:p>
          </table:table-cell>
          <table:table-cell office:value-type="float" office:value="515785021">
            <text:p>515785021</text:p>
          </table:table-cell>
          <table:table-cell table:formula="of:=[.N29]*POWER(10;9)+[.O29]" office:value-type="float" office:value="491315785021">
            <text:p>49131578502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363">
            <text:p>5363</text:p>
          </table:table-cell>
          <table:table-cell table:formula="of:=[.R29]*POWER(10;9)+[.S29]" office:value-type="float" office:value="5363">
            <text:p>536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962">
            <text:p>10962</text:p>
          </table:table-cell>
          <table:table-cell table:formula="of:=[.V29]*POWER(10;9)+[.W29]" office:value-type="float" office:value="10962">
            <text:p>1096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68965">
            <text:p>868965</text:p>
          </table:table-cell>
          <table:table-cell table:formula="of:=[.Z29]*POWER(10;9)+[.AA29]" office:value-type="float" office:value="868965">
            <text:p>868965</text:p>
          </table:table-cell>
          <table:table-cell office:value-type="float" office:value="11">
            <text:p>11</text:p>
          </table:table-cell>
          <table:table-cell office:value-type="float" office:value="483.54">
            <text:p>483.54</text:p>
          </table:table-cell>
          <table:table-cell office:value-type="float" office:value="539693439">
            <text:p>539693439</text:p>
          </table:table-cell>
          <table:table-cell table:formula="of:=[.AD29]*POWER(10;9)+[.AE29]" office:value-type="float" office:value="484079693439">
            <text:p>48407969343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362">
            <text:p>5362</text:p>
          </table:table-cell>
          <table:table-cell table:formula="of:=[.B30]*POWER(10;9)+[.C30]" office:value-type="float" office:value="5362">
            <text:p>536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021">
            <text:p>11021</text:p>
          </table:table-cell>
          <table:table-cell table:formula="of:=[.F30]*POWER(10;9)+[.G30]" office:value-type="float" office:value="11021">
            <text:p>1102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81344">
            <text:p>381344</text:p>
          </table:table-cell>
          <table:table-cell table:formula="of:=[.J30]*POWER(10;9)+[.K30]" office:value-type="float" office:value="381344">
            <text:p>381344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365">
            <text:p>5365</text:p>
          </table:table-cell>
          <table:table-cell table:formula="of:=[.R30]*POWER(10;9)+[.S30]" office:value-type="float" office:value="5365">
            <text:p>536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070">
            <text:p>11070</text:p>
          </table:table-cell>
          <table:table-cell table:formula="of:=[.V30]*POWER(10;9)+[.W30]" office:value-type="float" office:value="11070">
            <text:p>1107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59212">
            <text:p>859212</text:p>
          </table:table-cell>
          <table:table-cell table:formula="of:=[.Z30]*POWER(10;9)+[.AA30]" office:value-type="float" office:value="859212">
            <text:p>859212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831">
            <text:p>5831</text:p>
          </table:table-cell>
          <table:table-cell table:formula="of:=[.B31]*POWER(10;9)+[.C31]" office:value-type="float" office:value="5831">
            <text:p>58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105">
            <text:p>13105</text:p>
          </table:table-cell>
          <table:table-cell table:formula="of:=[.F31]*POWER(10;9)+[.G31]" office:value-type="float" office:value="13105">
            <text:p>1310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855592">
            <text:p>1855592</text:p>
          </table:table-cell>
          <table:table-cell table:formula="of:=[.J31]*POWER(10;9)+[.K31]" office:value-type="float" office:value="1855592">
            <text:p>1855592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496">
            <text:p>6496</text:p>
          </table:table-cell>
          <table:table-cell table:formula="of:=[.R31]*POWER(10;9)+[.S31]" office:value-type="float" office:value="6496">
            <text:p>649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702">
            <text:p>12702</text:p>
          </table:table-cell>
          <table:table-cell table:formula="of:=[.V31]*POWER(10;9)+[.W31]" office:value-type="float" office:value="12702">
            <text:p>1270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768684">
            <text:p>1768684</text:p>
          </table:table-cell>
          <table:table-cell table:formula="of:=[.Z31]*POWER(10;9)+[.AA31]" office:value-type="float" office:value="1768684">
            <text:p>1768684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506">
            <text:p>5506</text:p>
          </table:table-cell>
          <table:table-cell table:formula="of:=[.B32]*POWER(10;9)+[.C32]" office:value-type="float" office:value="5506">
            <text:p>550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262">
            <text:p>13262</text:p>
          </table:table-cell>
          <table:table-cell table:formula="of:=[.F32]*POWER(10;9)+[.G32]" office:value-type="float" office:value="13262">
            <text:p>1326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85796">
            <text:p>1385796</text:p>
          </table:table-cell>
          <table:table-cell table:formula="of:=[.J32]*POWER(10;9)+[.K32]" office:value-type="float" office:value="1385796">
            <text:p>1385796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211">
            <text:p>6211</text:p>
          </table:table-cell>
          <table:table-cell table:formula="of:=[.R32]*POWER(10;9)+[.S32]" office:value-type="float" office:value="6211">
            <text:p>621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040">
            <text:p>13040</text:p>
          </table:table-cell>
          <table:table-cell table:formula="of:=[.V32]*POWER(10;9)+[.W32]" office:value-type="float" office:value="13040">
            <text:p>1304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737571">
            <text:p>1737571</text:p>
          </table:table-cell>
          <table:table-cell table:formula="of:=[.Z32]*POWER(10;9)+[.AA32]" office:value-type="float" office:value="1737571">
            <text:p>173757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546">
            <text:p>6546</text:p>
          </table:table-cell>
          <table:table-cell table:formula="of:=[.B33]*POWER(10;9)+[.C33]" office:value-type="float" office:value="6546">
            <text:p>654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352">
            <text:p>13352</text:p>
          </table:table-cell>
          <table:table-cell table:formula="of:=[.F33]*POWER(10;9)+[.G33]" office:value-type="float" office:value="13352">
            <text:p>1335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48581">
            <text:p>1248581</text:p>
          </table:table-cell>
          <table:table-cell table:formula="of:=[.J33]*POWER(10;9)+[.K33]" office:value-type="float" office:value="1248581">
            <text:p>1248581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273">
            <text:p>6273</text:p>
          </table:table-cell>
          <table:table-cell table:formula="of:=[.R33]*POWER(10;9)+[.S33]" office:value-type="float" office:value="6273">
            <text:p>627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409">
            <text:p>13409</text:p>
          </table:table-cell>
          <table:table-cell table:formula="of:=[.V33]*POWER(10;9)+[.W33]" office:value-type="float" office:value="13409">
            <text:p>1340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740604">
            <text:p>1740604</text:p>
          </table:table-cell>
          <table:table-cell table:formula="of:=[.Z33]*POWER(10;9)+[.AA33]" office:value-type="float" office:value="1740604">
            <text:p>1740604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809">
            <text:p>5809</text:p>
          </table:table-cell>
          <table:table-cell table:formula="of:=[.B34]*POWER(10;9)+[.C34]" office:value-type="float" office:value="5809">
            <text:p>580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438">
            <text:p>13438</text:p>
          </table:table-cell>
          <table:table-cell table:formula="of:=[.F34]*POWER(10;9)+[.G34]" office:value-type="float" office:value="13438">
            <text:p>1343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24839">
            <text:p>1224839</text:p>
          </table:table-cell>
          <table:table-cell table:formula="of:=[.J34]*POWER(10;9)+[.K34]" office:value-type="float" office:value="1224839">
            <text:p>1224839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301">
            <text:p>6301</text:p>
          </table:table-cell>
          <table:table-cell table:formula="of:=[.R34]*POWER(10;9)+[.S34]" office:value-type="float" office:value="6301">
            <text:p>630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180">
            <text:p>13180</text:p>
          </table:table-cell>
          <table:table-cell table:formula="of:=[.V34]*POWER(10;9)+[.W34]" office:value-type="float" office:value="13180">
            <text:p>1318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739754">
            <text:p>1739754</text:p>
          </table:table-cell>
          <table:table-cell table:formula="of:=[.Z34]*POWER(10;9)+[.AA34]" office:value-type="float" office:value="1739754">
            <text:p>1739754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515">
            <text:p>5515</text:p>
          </table:table-cell>
          <table:table-cell table:formula="of:=[.B35]*POWER(10;9)+[.C35]" office:value-type="float" office:value="5515">
            <text:p>551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439">
            <text:p>13439</text:p>
          </table:table-cell>
          <table:table-cell table:formula="of:=[.F35]*POWER(10;9)+[.G35]" office:value-type="float" office:value="13439">
            <text:p>1343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118000">
            <text:p>1118000</text:p>
          </table:table-cell>
          <table:table-cell table:formula="of:=[.J35]*POWER(10;9)+[.K35]" office:value-type="float" office:value="1118000">
            <text:p>1118000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296">
            <text:p>6296</text:p>
          </table:table-cell>
          <table:table-cell table:formula="of:=[.R35]*POWER(10;9)+[.S35]" office:value-type="float" office:value="6296">
            <text:p>629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437">
            <text:p>13437</text:p>
          </table:table-cell>
          <table:table-cell table:formula="of:=[.V35]*POWER(10;9)+[.W35]" office:value-type="float" office:value="13437">
            <text:p>1343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730546">
            <text:p>1730546</text:p>
          </table:table-cell>
          <table:table-cell table:formula="of:=[.Z35]*POWER(10;9)+[.AA35]" office:value-type="float" office:value="1730546">
            <text:p>1730546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489">
            <text:p>5489</text:p>
          </table:table-cell>
          <table:table-cell table:formula="of:=[.B36]*POWER(10;9)+[.C36]" office:value-type="float" office:value="5489">
            <text:p>548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151">
            <text:p>13151</text:p>
          </table:table-cell>
          <table:table-cell table:formula="of:=[.F36]*POWER(10;9)+[.G36]" office:value-type="float" office:value="13151">
            <text:p>1315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24355">
            <text:p>724355</text:p>
          </table:table-cell>
          <table:table-cell table:formula="of:=[.J36]*POWER(10;9)+[.K36]" office:value-type="float" office:value="724355">
            <text:p>724355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196">
            <text:p>6196</text:p>
          </table:table-cell>
          <table:table-cell table:formula="of:=[.R36]*POWER(10;9)+[.S36]" office:value-type="float" office:value="6196">
            <text:p>619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889">
            <text:p>12889</text:p>
          </table:table-cell>
          <table:table-cell table:formula="of:=[.V36]*POWER(10;9)+[.W36]" office:value-type="float" office:value="12889">
            <text:p>1288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876827">
            <text:p>1876827</text:p>
          </table:table-cell>
          <table:table-cell table:formula="of:=[.Z36]*POWER(10;9)+[.AA36]" office:value-type="float" office:value="1876827">
            <text:p>1876827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302">
            <text:p>6302</text:p>
          </table:table-cell>
          <table:table-cell table:formula="of:=[.B37]*POWER(10;9)+[.C37]" office:value-type="float" office:value="6302">
            <text:p>630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887">
            <text:p>15887</text:p>
          </table:table-cell>
          <table:table-cell table:formula="of:=[.F37]*POWER(10;9)+[.G37]" office:value-type="float" office:value="15887">
            <text:p>1588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065001">
            <text:p>4065001</text:p>
          </table:table-cell>
          <table:table-cell table:formula="of:=[.J37]*POWER(10;9)+[.K37]" office:value-type="float" office:value="4065001">
            <text:p>4065001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198">
            <text:p>7198</text:p>
          </table:table-cell>
          <table:table-cell table:formula="of:=[.R37]*POWER(10;9)+[.S37]" office:value-type="float" office:value="7198">
            <text:p>719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426">
            <text:p>15426</text:p>
          </table:table-cell>
          <table:table-cell table:formula="of:=[.V37]*POWER(10;9)+[.W37]" office:value-type="float" office:value="15426">
            <text:p>1542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866111">
            <text:p>3866111</text:p>
          </table:table-cell>
          <table:table-cell table:formula="of:=[.Z37]*POWER(10;9)+[.AA37]" office:value-type="float" office:value="3866111">
            <text:p>3866111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294">
            <text:p>6294</text:p>
          </table:table-cell>
          <table:table-cell table:formula="of:=[.B38]*POWER(10;9)+[.C38]" office:value-type="float" office:value="6294">
            <text:p>629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549">
            <text:p>15549</text:p>
          </table:table-cell>
          <table:table-cell table:formula="of:=[.F38]*POWER(10;9)+[.G38]" office:value-type="float" office:value="15549">
            <text:p>1554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401717">
            <text:p>1401717</text:p>
          </table:table-cell>
          <table:table-cell table:formula="of:=[.J38]*POWER(10;9)+[.K38]" office:value-type="float" office:value="1401717">
            <text:p>1401717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210">
            <text:p>7210</text:p>
          </table:table-cell>
          <table:table-cell table:formula="of:=[.R38]*POWER(10;9)+[.S38]" office:value-type="float" office:value="7210">
            <text:p>721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6583">
            <text:p>16583</text:p>
          </table:table-cell>
          <table:table-cell table:formula="of:=[.V38]*POWER(10;9)+[.W38]" office:value-type="float" office:value="16583">
            <text:p>1658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967867">
            <text:p>3967867</text:p>
          </table:table-cell>
          <table:table-cell table:formula="of:=[.Z38]*POWER(10;9)+[.AA38]" office:value-type="float" office:value="3967867">
            <text:p>3967867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187">
            <text:p>7187</text:p>
          </table:table-cell>
          <table:table-cell table:formula="of:=[.B39]*POWER(10;9)+[.C39]" office:value-type="float" office:value="7187">
            <text:p>718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374">
            <text:p>19374</text:p>
          </table:table-cell>
          <table:table-cell table:formula="of:=[.F39]*POWER(10;9)+[.G39]" office:value-type="float" office:value="19374">
            <text:p>1937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655211">
            <text:p>8655211</text:p>
          </table:table-cell>
          <table:table-cell table:formula="of:=[.J39]*POWER(10;9)+[.K39]" office:value-type="float" office:value="8655211">
            <text:p>8655211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222">
            <text:p>8222</text:p>
          </table:table-cell>
          <table:table-cell table:formula="of:=[.R39]*POWER(10;9)+[.S39]" office:value-type="float" office:value="8222">
            <text:p>822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357">
            <text:p>19357</text:p>
          </table:table-cell>
          <table:table-cell table:formula="of:=[.V39]*POWER(10;9)+[.W39]" office:value-type="float" office:value="19357">
            <text:p>1935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867426">
            <text:p>7867426</text:p>
          </table:table-cell>
          <table:table-cell table:formula="of:=[.Z39]*POWER(10;9)+[.AA39]" office:value-type="float" office:value="7867426">
            <text:p>7867426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206">
            <text:p>7206</text:p>
          </table:table-cell>
          <table:table-cell table:formula="of:=[.B40]*POWER(10;9)+[.C40]" office:value-type="float" office:value="7206">
            <text:p>720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484">
            <text:p>19484</text:p>
          </table:table-cell>
          <table:table-cell table:formula="of:=[.F40]*POWER(10;9)+[.G40]" office:value-type="float" office:value="19484">
            <text:p>1948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007849">
            <text:p>6007849</text:p>
          </table:table-cell>
          <table:table-cell table:formula="of:=[.J40]*POWER(10;9)+[.K40]" office:value-type="float" office:value="6007849">
            <text:p>6007849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247">
            <text:p>8247</text:p>
          </table:table-cell>
          <table:table-cell table:formula="of:=[.R40]*POWER(10;9)+[.S40]" office:value-type="float" office:value="8247">
            <text:p>824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528">
            <text:p>19528</text:p>
          </table:table-cell>
          <table:table-cell table:formula="of:=[.V40]*POWER(10;9)+[.W40]" office:value-type="float" office:value="19528">
            <text:p>1952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153367">
            <text:p>8153367</text:p>
          </table:table-cell>
          <table:table-cell table:formula="of:=[.Z40]*POWER(10;9)+[.AA40]" office:value-type="float" office:value="8153367">
            <text:p>8153367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271">
            <text:p>7271</text:p>
          </table:table-cell>
          <table:table-cell table:formula="of:=[.B41]*POWER(10;9)+[.C41]" office:value-type="float" office:value="7271">
            <text:p>727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0383">
            <text:p>20383</text:p>
          </table:table-cell>
          <table:table-cell table:formula="of:=[.F41]*POWER(10;9)+[.G41]" office:value-type="float" office:value="20383">
            <text:p>2038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770684">
            <text:p>4770684</text:p>
          </table:table-cell>
          <table:table-cell table:formula="of:=[.J41]*POWER(10;9)+[.K41]" office:value-type="float" office:value="4770684">
            <text:p>4770684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513">
            <text:p>8513</text:p>
          </table:table-cell>
          <table:table-cell table:formula="of:=[.R41]*POWER(10;9)+[.S41]" office:value-type="float" office:value="8513">
            <text:p>851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872">
            <text:p>19872</text:p>
          </table:table-cell>
          <table:table-cell table:formula="of:=[.V41]*POWER(10;9)+[.W41]" office:value-type="float" office:value="19872">
            <text:p>1987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155563">
            <text:p>8155563</text:p>
          </table:table-cell>
          <table:table-cell table:formula="of:=[.Z41]*POWER(10;9)+[.AA41]" office:value-type="float" office:value="8155563">
            <text:p>8155563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209">
            <text:p>7209</text:p>
          </table:table-cell>
          <table:table-cell table:formula="of:=[.B42]*POWER(10;9)+[.C42]" office:value-type="float" office:value="7209">
            <text:p>720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492">
            <text:p>19492</text:p>
          </table:table-cell>
          <table:table-cell table:formula="of:=[.F42]*POWER(10;9)+[.G42]" office:value-type="float" office:value="19492">
            <text:p>1949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679334">
            <text:p>2679334</text:p>
          </table:table-cell>
          <table:table-cell table:formula="of:=[.J42]*POWER(10;9)+[.K42]" office:value-type="float" office:value="2679334">
            <text:p>2679334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225">
            <text:p>8225</text:p>
          </table:table-cell>
          <table:table-cell table:formula="of:=[.R42]*POWER(10;9)+[.S42]" office:value-type="float" office:value="8225">
            <text:p>822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870">
            <text:p>19870</text:p>
          </table:table-cell>
          <table:table-cell table:formula="of:=[.V42]*POWER(10;9)+[.W42]" office:value-type="float" office:value="19870">
            <text:p>1987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867238">
            <text:p>7867238</text:p>
          </table:table-cell>
          <table:table-cell table:formula="of:=[.Z42]*POWER(10;9)+[.AA42]" office:value-type="float" office:value="7867238">
            <text:p>7867238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371">
            <text:p>9371</text:p>
          </table:table-cell>
          <table:table-cell table:formula="of:=[.B43]*POWER(10;9)+[.C43]" office:value-type="float" office:value="9371">
            <text:p>937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2424">
            <text:p>22424</text:p>
          </table:table-cell>
          <table:table-cell table:formula="of:=[.F43]*POWER(10;9)+[.G43]" office:value-type="float" office:value="22424">
            <text:p>2242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7584303">
            <text:p>17584303</text:p>
          </table:table-cell>
          <table:table-cell table:formula="of:=[.J43]*POWER(10;9)+[.K43]" office:value-type="float" office:value="17584303">
            <text:p>17584303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395">
            <text:p>9395</text:p>
          </table:table-cell>
          <table:table-cell table:formula="of:=[.R43]*POWER(10;9)+[.S43]" office:value-type="float" office:value="9395">
            <text:p>939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2439">
            <text:p>22439</text:p>
          </table:table-cell>
          <table:table-cell table:formula="of:=[.V43]*POWER(10;9)+[.W43]" office:value-type="float" office:value="22439">
            <text:p>2243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6512263">
            <text:p>16512263</text:p>
          </table:table-cell>
          <table:table-cell table:formula="of:=[.Z43]*POWER(10;9)+[.AA43]" office:value-type="float" office:value="16512263">
            <text:p>16512263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254">
            <text:p>8254</text:p>
          </table:table-cell>
          <table:table-cell table:formula="of:=[.B44]*POWER(10;9)+[.C44]" office:value-type="float" office:value="8254">
            <text:p>825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3088">
            <text:p>23088</text:p>
          </table:table-cell>
          <table:table-cell table:formula="of:=[.F44]*POWER(10;9)+[.G44]" office:value-type="float" office:value="23088">
            <text:p>2308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987417">
            <text:p>10987417</text:p>
          </table:table-cell>
          <table:table-cell table:formula="of:=[.J44]*POWER(10;9)+[.K44]" office:value-type="float" office:value="10987417">
            <text:p>10987417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334">
            <text:p>9334</text:p>
          </table:table-cell>
          <table:table-cell table:formula="of:=[.R44]*POWER(10;9)+[.S44]" office:value-type="float" office:value="9334">
            <text:p>933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2943">
            <text:p>22943</text:p>
          </table:table-cell>
          <table:table-cell table:formula="of:=[.V44]*POWER(10;9)+[.W44]" office:value-type="float" office:value="22943">
            <text:p>2294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6748267">
            <text:p>16748267</text:p>
          </table:table-cell>
          <table:table-cell table:formula="of:=[.Z44]*POWER(10;9)+[.AA44]" office:value-type="float" office:value="16748267">
            <text:p>167482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795">
            <text:p>8795</text:p>
          </table:table-cell>
          <table:table-cell table:formula="of:=[.B45]*POWER(10;9)+[.C45]" office:value-type="float" office:value="8795">
            <text:p>879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2946">
            <text:p>22946</text:p>
          </table:table-cell>
          <table:table-cell table:formula="of:=[.F45]*POWER(10;9)+[.G45]" office:value-type="float" office:value="22946">
            <text:p>2294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201810">
            <text:p>10201810</text:p>
          </table:table-cell>
          <table:table-cell table:formula="of:=[.J45]*POWER(10;9)+[.K45]" office:value-type="float" office:value="10201810">
            <text:p>10201810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349">
            <text:p>9349</text:p>
          </table:table-cell>
          <table:table-cell table:formula="of:=[.R45]*POWER(10;9)+[.S45]" office:value-type="float" office:value="9349">
            <text:p>934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3260">
            <text:p>23260</text:p>
          </table:table-cell>
          <table:table-cell table:formula="of:=[.V45]*POWER(10;9)+[.W45]" office:value-type="float" office:value="23260">
            <text:p>2326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6681555">
            <text:p>16681555</text:p>
          </table:table-cell>
          <table:table-cell table:formula="of:=[.Z45]*POWER(10;9)+[.AA45]" office:value-type="float" office:value="16681555">
            <text:p>1668155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126">
            <text:p>9126</text:p>
          </table:table-cell>
          <table:table-cell table:formula="of:=[.B46]*POWER(10;9)+[.C46]" office:value-type="float" office:value="9126">
            <text:p>912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2491">
            <text:p>22491</text:p>
          </table:table-cell>
          <table:table-cell table:formula="of:=[.F46]*POWER(10;9)+[.G46]" office:value-type="float" office:value="22491">
            <text:p>2249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233660">
            <text:p>5233660</text:p>
          </table:table-cell>
          <table:table-cell table:formula="of:=[.J46]*POWER(10;9)+[.K46]" office:value-type="float" office:value="5233660">
            <text:p>5233660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280">
            <text:p>9280</text:p>
          </table:table-cell>
          <table:table-cell table:formula="of:=[.R46]*POWER(10;9)+[.S46]" office:value-type="float" office:value="9280">
            <text:p>928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2505">
            <text:p>22505</text:p>
          </table:table-cell>
          <table:table-cell table:formula="of:=[.V46]*POWER(10;9)+[.W46]" office:value-type="float" office:value="22505">
            <text:p>2250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6562248">
            <text:p>16562248</text:p>
          </table:table-cell>
          <table:table-cell table:formula="of:=[.Z46]*POWER(10;9)+[.AA46]" office:value-type="float" office:value="16562248">
            <text:p>16562248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030">
            <text:p>9030</text:p>
          </table:table-cell>
          <table:table-cell table:formula="of:=[.B47]*POWER(10;9)+[.C47]" office:value-type="float" office:value="9030">
            <text:p>903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6077">
            <text:p>26077</text:p>
          </table:table-cell>
          <table:table-cell table:formula="of:=[.F47]*POWER(10;9)+[.G47]" office:value-type="float" office:value="26077">
            <text:p>2607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6928205">
            <text:p>36928205</text:p>
          </table:table-cell>
          <table:table-cell table:formula="of:=[.J47]*POWER(10;9)+[.K47]" office:value-type="float" office:value="36928205">
            <text:p>36928205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342">
            <text:p>10342</text:p>
          </table:table-cell>
          <table:table-cell table:formula="of:=[.R47]*POWER(10;9)+[.S47]" office:value-type="float" office:value="10342">
            <text:p>1034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5720">
            <text:p>25720</text:p>
          </table:table-cell>
          <table:table-cell table:formula="of:=[.V47]*POWER(10;9)+[.W47]" office:value-type="float" office:value="25720">
            <text:p>2572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3589457">
            <text:p>33589457</text:p>
          </table:table-cell>
          <table:table-cell table:formula="of:=[.Z47]*POWER(10;9)+[.AA47]" office:value-type="float" office:value="33589457">
            <text:p>33589457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069">
            <text:p>9069</text:p>
          </table:table-cell>
          <table:table-cell table:formula="of:=[.B48]*POWER(10;9)+[.C48]" office:value-type="float" office:value="9069">
            <text:p>906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5852">
            <text:p>25852</text:p>
          </table:table-cell>
          <table:table-cell table:formula="of:=[.F48]*POWER(10;9)+[.G48]" office:value-type="float" office:value="25852">
            <text:p>2585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4425975">
            <text:p>24425975</text:p>
          </table:table-cell>
          <table:table-cell table:formula="of:=[.J48]*POWER(10;9)+[.K48]" office:value-type="float" office:value="24425975">
            <text:p>24425975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766">
            <text:p>10766</text:p>
          </table:table-cell>
          <table:table-cell table:formula="of:=[.R48]*POWER(10;9)+[.S48]" office:value-type="float" office:value="10766">
            <text:p>1076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6423">
            <text:p>26423</text:p>
          </table:table-cell>
          <table:table-cell table:formula="of:=[.V48]*POWER(10;9)+[.W48]" office:value-type="float" office:value="26423">
            <text:p>2642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4035289">
            <text:p>34035289</text:p>
          </table:table-cell>
          <table:table-cell table:formula="of:=[.Z48]*POWER(10;9)+[.AA48]" office:value-type="float" office:value="34035289">
            <text:p>34035289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101">
            <text:p>9101</text:p>
          </table:table-cell>
          <table:table-cell table:formula="of:=[.B49]*POWER(10;9)+[.C49]" office:value-type="float" office:value="9101">
            <text:p>910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6116">
            <text:p>26116</text:p>
          </table:table-cell>
          <table:table-cell table:formula="of:=[.F49]*POWER(10;9)+[.G49]" office:value-type="float" office:value="26116">
            <text:p>2611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1538864">
            <text:p>21538864</text:p>
          </table:table-cell>
          <table:table-cell table:formula="of:=[.J49]*POWER(10;9)+[.K49]" office:value-type="float" office:value="21538864">
            <text:p>21538864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599">
            <text:p>10599</text:p>
          </table:table-cell>
          <table:table-cell table:formula="of:=[.R49]*POWER(10;9)+[.S49]" office:value-type="float" office:value="10599">
            <text:p>1059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6126">
            <text:p>26126</text:p>
          </table:table-cell>
          <table:table-cell table:formula="of:=[.V49]*POWER(10;9)+[.W49]" office:value-type="float" office:value="26126">
            <text:p>2612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3626070">
            <text:p>33626070</text:p>
          </table:table-cell>
          <table:table-cell table:formula="of:=[.Z49]*POWER(10;9)+[.AA49]" office:value-type="float" office:value="33626070">
            <text:p>336260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493">
            <text:p>9493</text:p>
          </table:table-cell>
          <table:table-cell table:formula="of:=[.B50]*POWER(10;9)+[.C50]" office:value-type="float" office:value="9493">
            <text:p>949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6562">
            <text:p>26562</text:p>
          </table:table-cell>
          <table:table-cell table:formula="of:=[.F50]*POWER(10;9)+[.G50]" office:value-type="float" office:value="26562">
            <text:p>2656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8374337">
            <text:p>18374337</text:p>
          </table:table-cell>
          <table:table-cell table:formula="of:=[.J50]*POWER(10;9)+[.K50]" office:value-type="float" office:value="18374337">
            <text:p>18374337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419">
            <text:p>10419</text:p>
          </table:table-cell>
          <table:table-cell table:formula="of:=[.R50]*POWER(10;9)+[.S50]" office:value-type="float" office:value="10419">
            <text:p>1041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4511">
            <text:p>24511</text:p>
          </table:table-cell>
          <table:table-cell table:formula="of:=[.V50]*POWER(10;9)+[.W50]" office:value-type="float" office:value="24511">
            <text:p>2451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3487812">
            <text:p>33487812</text:p>
          </table:table-cell>
          <table:table-cell table:formula="of:=[.Z50]*POWER(10;9)+[.AA50]" office:value-type="float" office:value="33487812">
            <text:p>33487812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969">
            <text:p>9969</text:p>
          </table:table-cell>
          <table:table-cell table:formula="of:=[.B51]*POWER(10;9)+[.C51]" office:value-type="float" office:value="9969">
            <text:p>996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5775">
            <text:p>25775</text:p>
          </table:table-cell>
          <table:table-cell table:formula="of:=[.F51]*POWER(10;9)+[.G51]" office:value-type="float" office:value="25775">
            <text:p>2577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882794">
            <text:p>9882794</text:p>
          </table:table-cell>
          <table:table-cell table:formula="of:=[.J51]*POWER(10;9)+[.K51]" office:value-type="float" office:value="9882794">
            <text:p>9882794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406">
            <text:p>10406</text:p>
          </table:table-cell>
          <table:table-cell table:formula="of:=[.R51]*POWER(10;9)+[.S51]" office:value-type="float" office:value="10406">
            <text:p>1040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5780">
            <text:p>25780</text:p>
          </table:table-cell>
          <table:table-cell table:formula="of:=[.V51]*POWER(10;9)+[.W51]" office:value-type="float" office:value="25780">
            <text:p>2578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3439321">
            <text:p>33439321</text:p>
          </table:table-cell>
          <table:table-cell table:formula="of:=[.Z51]*POWER(10;9)+[.AA51]" office:value-type="float" office:value="33439321">
            <text:p>33439321</text:p>
          </table:table-cell>
          <table:table-cell table:number-columns-repeated="4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3"/>
          <table:table-cell office:value-type="string">
            <text:p>Podas 1,2 y 3</text:p>
          </table:table-cell>
          <table:table-cell table:number-columns-repeated="3"/>
          <table:table-cell office:value-type="string">
            <text:p>Podas 1 y 2</text:p>
          </table:table-cell>
          <table:table-cell table:number-columns-repeated="3"/>
          <table:table-cell office:value-type="string">
            <text:p>Podas 1 y 3</text:p>
          </table:table-cell>
          <table:table-cell table:number-columns-repeated="3"/>
          <table:table-cell office:value-type="string">
            <text:p>Poda 1</text:p>
          </table:table-cell>
          <table:table-cell table:number-columns-repeated="3"/>
          <table:table-cell office:value-type="string">
            <text:p>Podas 2 y 3</text:p>
          </table:table-cell>
          <table:table-cell table:number-columns-repeated="3"/>
          <table:table-cell office:value-type="string">
            <text:p>Poda 2</text:p>
          </table:table-cell>
          <table:table-cell table:number-columns-repeated="3"/>
          <table:table-cell office:value-type="string">
            <text:p>Poda 3</text:p>
          </table:table-cell>
          <table:table-cell table:number-columns-repeated="3"/>
          <table:table-cell office:value-type="string">
            <text:p>Sin Podas</text:p>
          </table:table-cell>
        </table:table-row>
        <table:table-row table:style-name="ro1">
          <table:table-cell table:number-columns-repeated="3"/>
          <table:table-cell table:formula="of:=[.D2]" office:value-type="float" office:value="1511">
            <text:p>1511</text:p>
          </table:table-cell>
          <table:table-cell table:number-columns-repeated="3"/>
          <table:table-cell table:formula="of:=[.H2]" office:value-type="float" office:value="1526">
            <text:p>1526</text:p>
          </table:table-cell>
          <table:table-cell table:number-columns-repeated="3"/>
          <table:table-cell table:formula="of:=[.L2]" office:value-type="float" office:value="1555">
            <text:p>1555</text:p>
          </table:table-cell>
          <table:table-cell table:number-columns-repeated="3"/>
          <table:table-cell table:formula="of:=[.P2]" office:value-type="float" office:value="1501">
            <text:p>1501</text:p>
          </table:table-cell>
          <table:table-cell table:number-columns-repeated="3"/>
          <table:table-cell table:formula="of:=[.T2]" office:value-type="float" office:value="1489">
            <text:p>1489</text:p>
          </table:table-cell>
          <table:table-cell table:number-columns-repeated="3"/>
          <table:table-cell table:formula="of:=[.X2]" office:value-type="float" office:value="1550">
            <text:p>1550</text:p>
          </table:table-cell>
          <table:table-cell table:number-columns-repeated="3"/>
          <table:table-cell table:formula="of:=[.AB2]" office:value-type="float" office:value="1516">
            <text:p>1516</text:p>
          </table:table-cell>
          <table:table-cell table:number-columns-repeated="3"/>
          <table:table-cell table:formula="of:=[.AF2]" office:value-type="float" office:value="1551">
            <text:p>1551</text:p>
          </table:table-cell>
        </table:table-row>
        <table:table-row table:style-name="ro1">
          <table:table-cell table:number-columns-repeated="3"/>
          <table:table-cell table:formula="of:=SUM([.D3:.D4])/2" office:value-type="float" office:value="2341.5">
            <text:p>2341.5</text:p>
          </table:table-cell>
          <table:table-cell table:number-columns-repeated="3"/>
          <table:table-cell table:formula="of:=SUM([.H3:.H4])/2" office:value-type="float" office:value="2711">
            <text:p>2711</text:p>
          </table:table-cell>
          <table:table-cell table:number-columns-repeated="3"/>
          <table:table-cell table:formula="of:=SUM([.L3:.L4])/2" office:value-type="float" office:value="3042.5">
            <text:p>3042.5</text:p>
          </table:table-cell>
          <table:table-cell table:number-columns-repeated="3"/>
          <table:table-cell table:formula="of:=SUM([.P3:.P4])/2" office:value-type="float" office:value="4160">
            <text:p>4160</text:p>
          </table:table-cell>
          <table:table-cell table:number-columns-repeated="3"/>
          <table:table-cell table:formula="of:=SUM([.T3:.T4])/2" office:value-type="float" office:value="2311">
            <text:p>2311</text:p>
          </table:table-cell>
          <table:table-cell table:number-columns-repeated="3"/>
          <table:table-cell table:formula="of:=SUM([.X3:.X4])/2" office:value-type="float" office:value="2719">
            <text:p>2719</text:p>
          </table:table-cell>
          <table:table-cell table:number-columns-repeated="3"/>
          <table:table-cell table:formula="of:=SUM([.AB3:.AB4])/2" office:value-type="float" office:value="3036.5">
            <text:p>3036.5</text:p>
          </table:table-cell>
          <table:table-cell table:number-columns-repeated="3"/>
          <table:table-cell table:formula="of:=SUM([.AF3:.AF4])/2" office:value-type="float" office:value="4196">
            <text:p>4196</text:p>
          </table:table-cell>
        </table:table-row>
        <table:table-row table:style-name="ro1">
          <table:table-cell table:number-columns-repeated="3"/>
          <table:table-cell table:formula="of:=SUM([.D5:.D6])/2" office:value-type="float" office:value="3623">
            <text:p>3623</text:p>
          </table:table-cell>
          <table:table-cell table:number-columns-repeated="3"/>
          <table:table-cell table:formula="of:=SUM([.H5:.H6])/2" office:value-type="float" office:value="4606">
            <text:p>4606</text:p>
          </table:table-cell>
          <table:table-cell table:number-columns-repeated="3"/>
          <table:table-cell table:formula="of:=SUM([.L5:.L6])/2" office:value-type="float" office:value="6611">
            <text:p>6611</text:p>
          </table:table-cell>
          <table:table-cell table:number-columns-repeated="3"/>
          <table:table-cell table:formula="of:=SUM([.P5:.P6])/2" office:value-type="float" office:value="18235.5">
            <text:p>18235.5</text:p>
          </table:table-cell>
          <table:table-cell table:number-columns-repeated="3"/>
          <table:table-cell table:formula="of:=SUM([.T5:.T6])/2" office:value-type="float" office:value="3503">
            <text:p>3503</text:p>
          </table:table-cell>
          <table:table-cell table:number-columns-repeated="3"/>
          <table:table-cell table:formula="of:=SUM([.X5:.X6])/2" office:value-type="float" office:value="4599">
            <text:p>4599</text:p>
          </table:table-cell>
          <table:table-cell table:number-columns-repeated="3"/>
          <table:table-cell table:formula="of:=SUM([.AB5:.AB6])/2" office:value-type="float" office:value="7087">
            <text:p>7087</text:p>
          </table:table-cell>
          <table:table-cell table:number-columns-repeated="3"/>
          <table:table-cell table:formula="of:=SUM([.AF5:.AF6])/2" office:value-type="float" office:value="19491.5">
            <text:p>19491.5</text:p>
          </table:table-cell>
        </table:table-row>
        <table:table-row table:style-name="ro1">
          <table:table-cell table:number-columns-repeated="3"/>
          <table:table-cell table:formula="of:=SUM([.D7:.D9])/3" office:value-type="float" office:value="4944">
            <text:p>4944</text:p>
          </table:table-cell>
          <table:table-cell table:number-columns-repeated="3"/>
          <table:table-cell table:formula="of:=SUM([.H7:.H9])/3" office:value-type="float" office:value="7030.33333333333">
            <text:p>7030.3333333333</text:p>
          </table:table-cell>
          <table:table-cell table:number-columns-repeated="3"/>
          <table:table-cell table:formula="of:=SUM([.L7:.L9])/3" office:value-type="float" office:value="14646">
            <text:p>14646</text:p>
          </table:table-cell>
          <table:table-cell table:number-columns-repeated="3"/>
          <table:table-cell table:formula="of:=SUM([.P7:.P9])/3" office:value-type="float" office:value="65502.3333333333">
            <text:p>65502.3333333333</text:p>
          </table:table-cell>
          <table:table-cell table:number-columns-repeated="3"/>
          <table:table-cell table:formula="of:=SUM([.T7:.T9])/3" office:value-type="float" office:value="4910.66666666667">
            <text:p>4910.6666666667</text:p>
          </table:table-cell>
          <table:table-cell table:number-columns-repeated="3"/>
          <table:table-cell table:formula="of:=SUM([.X7:.X9])/3" office:value-type="float" office:value="7023">
            <text:p>7023</text:p>
          </table:table-cell>
          <table:table-cell table:number-columns-repeated="3"/>
          <table:table-cell table:formula="of:=SUM([.AB7:.AB9])/3" office:value-type="float" office:value="16221.6666666667">
            <text:p>16221.6666666667</text:p>
          </table:table-cell>
          <table:table-cell table:number-columns-repeated="3"/>
          <table:table-cell table:formula="of:=SUM([.AF7:.AF9])/3" office:value-type="float" office:value="37491.3333333333">
            <text:p>37491.3333333333</text:p>
          </table:table-cell>
        </table:table-row>
        <table:table-row table:style-name="ro1">
          <table:table-cell table:number-columns-repeated="3"/>
          <table:table-cell table:formula="of:=SUM([.D10:.D11])/2" office:value-type="float" office:value="6605.5">
            <text:p>6605.5</text:p>
          </table:table-cell>
          <table:table-cell table:number-columns-repeated="3"/>
          <table:table-cell table:formula="of:=SUM([.H10:.H11])/2" office:value-type="float" office:value="10527">
            <text:p>10527</text:p>
          </table:table-cell>
          <table:table-cell table:number-columns-repeated="3"/>
          <table:table-cell table:formula="of:=SUM([.L10:.L11])/2" office:value-type="float" office:value="31350">
            <text:p>31350</text:p>
          </table:table-cell>
          <table:table-cell table:number-columns-repeated="3"/>
          <table:table-cell table:formula="of:=SUM([.P10:.P11])/2" office:value-type="float" office:value="191661.5">
            <text:p>191661.5</text:p>
          </table:table-cell>
          <table:table-cell table:number-columns-repeated="3"/>
          <table:table-cell table:formula="of:=SUM([.T10:.T11])/2" office:value-type="float" office:value="7012">
            <text:p>7012</text:p>
          </table:table-cell>
          <table:table-cell table:number-columns-repeated="3"/>
          <table:table-cell table:formula="of:=SUM([.X10:.X11])/2" office:value-type="float" office:value="10271">
            <text:p>10271</text:p>
          </table:table-cell>
          <table:table-cell table:number-columns-repeated="3"/>
          <table:table-cell table:formula="of:=SUM([.AB10:.AB11])/2" office:value-type="float" office:value="35982.5">
            <text:p>35982.5</text:p>
          </table:table-cell>
          <table:table-cell table:number-columns-repeated="3"/>
          <table:table-cell table:formula="of:=SUM([.AF10:.AF11])/2" office:value-type="float" office:value="198158">
            <text:p>198158</text:p>
          </table:table-cell>
        </table:table-row>
        <table:table-row table:style-name="ro1">
          <table:table-cell table:number-columns-repeated="3"/>
          <table:table-cell table:formula="of:=SUM([.D12:.D15])/4" office:value-type="float" office:value="8549.5">
            <text:p>8549.5</text:p>
          </table:table-cell>
          <table:table-cell table:number-columns-repeated="3"/>
          <table:table-cell table:formula="of:=SUM([.H12:.H15])/4" office:value-type="float" office:value="11668">
            <text:p>11668</text:p>
          </table:table-cell>
          <table:table-cell table:number-columns-repeated="3"/>
          <table:table-cell table:formula="of:=SUM([.L12:.L15])/4" office:value-type="float" office:value="56520.75">
            <text:p>56520.75</text:p>
          </table:table-cell>
          <table:table-cell table:number-columns-repeated="3"/>
          <table:table-cell table:formula="of:=SUM([.P12:.P15])/4" office:value-type="float" office:value="1603659.5">
            <text:p>1603659.5</text:p>
          </table:table-cell>
          <table:table-cell table:number-columns-repeated="3"/>
          <table:table-cell table:formula="of:=SUM([.T12:.T15])/4" office:value-type="float" office:value="8541.5">
            <text:p>8541.5</text:p>
          </table:table-cell>
          <table:table-cell table:number-columns-repeated="3"/>
          <table:table-cell table:formula="of:=SUM([.X12:.X15])/4" office:value-type="float" office:value="14382.25">
            <text:p>14382.25</text:p>
          </table:table-cell>
          <table:table-cell table:number-columns-repeated="3"/>
          <table:table-cell table:formula="of:=SUM([.AB12:.AB15])/4" office:value-type="float" office:value="38610.25">
            <text:p>38610.25</text:p>
          </table:table-cell>
          <table:table-cell table:number-columns-repeated="3"/>
          <table:table-cell table:formula="of:=SUM([.AF12:.AF15])/4" office:value-type="float" office:value="1658369.75">
            <text:p>1658369.75</text:p>
          </table:table-cell>
        </table:table-row>
        <table:table-row table:style-name="ro1">
          <table:table-cell table:number-columns-repeated="3"/>
          <table:table-cell table:formula="of:=SUM([.D16:.D17])/2" office:value-type="float" office:value="10522.5">
            <text:p>10522.5</text:p>
          </table:table-cell>
          <table:table-cell table:number-columns-repeated="3"/>
          <table:table-cell table:formula="of:=SUM([.H16:.H17])/2" office:value-type="float" office:value="4664.5">
            <text:p>4664.5</text:p>
          </table:table-cell>
          <table:table-cell table:number-columns-repeated="3"/>
          <table:table-cell table:formula="of:=SUM([.L16:.L17])/2" office:value-type="float" office:value="34508">
            <text:p>34508</text:p>
          </table:table-cell>
          <table:table-cell table:number-columns-repeated="3"/>
          <table:table-cell table:formula="of:=SUM([.P16:.P17])/2" office:value-type="float" office:value="15654347">
            <text:p>15654347</text:p>
          </table:table-cell>
          <table:table-cell table:number-columns-repeated="3"/>
          <table:table-cell table:formula="of:=SUM([.T16:.T17])/2" office:value-type="float" office:value="6300">
            <text:p>6300</text:p>
          </table:table-cell>
          <table:table-cell table:number-columns-repeated="3"/>
          <table:table-cell table:formula="of:=SUM([.X16:.X17])/2" office:value-type="float" office:value="17143.5">
            <text:p>17143.5</text:p>
          </table:table-cell>
          <table:table-cell table:number-columns-repeated="3"/>
          <table:table-cell table:formula="of:=SUM([.AB16:.AB17])/2" office:value-type="float" office:value="40927.5">
            <text:p>40927.5</text:p>
          </table:table-cell>
          <table:table-cell table:number-columns-repeated="3"/>
          <table:table-cell table:formula="of:=SUM([.AF16:.AF17])/2" office:value-type="float" office:value="16240981.5">
            <text:p>16240981.5</text:p>
          </table:table-cell>
        </table:table-row>
        <table:table-row table:style-name="ro1">
          <table:table-cell table:number-columns-repeated="3"/>
          <table:table-cell table:formula="of:=SUM([.D18:.D21])/4" office:value-type="float" office:value="7808.5">
            <text:p>7808.5</text:p>
          </table:table-cell>
          <table:table-cell table:number-columns-repeated="3"/>
          <table:table-cell table:formula="of:=SUM([.H18:.H21])/4" office:value-type="float" office:value="6073.75">
            <text:p>6073.75</text:p>
          </table:table-cell>
          <table:table-cell table:number-columns-repeated="3"/>
          <table:table-cell table:formula="of:=SUM([.L18:.L21])/4" office:value-type="float" office:value="72452.75">
            <text:p>72452.75</text:p>
          </table:table-cell>
          <table:table-cell table:number-columns-repeated="3"/>
          <table:table-cell table:formula="of:=SUM([.P18:.P21])/4" office:value-type="float" office:value="180166556">
            <text:p>180166556</text:p>
          </table:table-cell>
          <table:table-cell table:number-columns-repeated="3"/>
          <table:table-cell table:formula="of:=SUM([.T18:.T21])/4" office:value-type="float" office:value="3265.5">
            <text:p>3265.5</text:p>
          </table:table-cell>
          <table:table-cell table:number-columns-repeated="3"/>
          <table:table-cell table:formula="of:=SUM([.X18:.X21])/4" office:value-type="float" office:value="6083.5">
            <text:p>6083.5</text:p>
          </table:table-cell>
          <table:table-cell table:number-columns-repeated="3"/>
          <table:table-cell table:formula="of:=SUM([.AB18:.AB21])/4" office:value-type="float" office:value="90249.75">
            <text:p>90249.75</text:p>
          </table:table-cell>
          <table:table-cell table:number-columns-repeated="3"/>
          <table:table-cell table:formula="of:=SUM([.AF18:.AF21])/4" office:value-type="float" office:value="180799299.25">
            <text:p>180799299.25</text:p>
          </table:table-cell>
        </table:table-row>
        <table:table-row table:style-name="ro1">
          <table:table-cell table:number-columns-repeated="3"/>
          <table:table-cell table:formula="of:=SUM([.D22:.D24])/3" office:value-type="float" office:value="3875.33333333333">
            <text:p>3875.3333333333</text:p>
          </table:table-cell>
          <table:table-cell table:number-columns-repeated="3"/>
          <table:table-cell table:formula="of:=SUM([.H22:.H24])/3" office:value-type="float" office:value="7580">
            <text:p>7580</text:p>
          </table:table-cell>
          <table:table-cell table:number-columns-repeated="3"/>
          <table:table-cell table:formula="of:=SUM([.L22:.L24])/3" office:value-type="float" office:value="148464.333333333">
            <text:p>148464.333333333</text:p>
          </table:table-cell>
          <table:table-cell table:number-columns-repeated="3"/>
          <table:table-cell table:formula="of:=SUM([.P22:.P24])/3" office:value-type="float" office:value="2378606169">
            <text:p>2378606169</text:p>
          </table:table-cell>
          <table:table-cell table:number-columns-repeated="3"/>
          <table:table-cell table:formula="of:=SUM([.T22:.T24])/3" office:value-type="float" office:value="3933">
            <text:p>3933</text:p>
          </table:table-cell>
          <table:table-cell table:number-columns-repeated="3"/>
          <table:table-cell table:formula="of:=SUM([.X22:.X24])/3" office:value-type="float" office:value="7574.66666666667">
            <text:p>7574.6666666667</text:p>
          </table:table-cell>
          <table:table-cell table:number-columns-repeated="3"/>
          <table:table-cell table:formula="of:=SUM([.AB22:.AB24])/3" office:value-type="float" office:value="191487">
            <text:p>191487</text:p>
          </table:table-cell>
          <table:table-cell table:number-columns-repeated="3"/>
          <table:table-cell table:formula="of:=SUM([.AF22:.AF24])/3" office:value-type="float" office:value="2451812385">
            <text:p>2451812385</text:p>
          </table:table-cell>
        </table:table-row>
        <table:table-row table:style-name="ro1">
          <table:table-cell table:number-columns-repeated="3"/>
          <table:table-cell table:formula="of:=SUM([.D25:.D28])/4" office:value-type="float" office:value="4553.5">
            <text:p>4553.5</text:p>
          </table:table-cell>
          <table:table-cell table:number-columns-repeated="3"/>
          <table:table-cell table:formula="of:=SUM([.H25:.H28])/4" office:value-type="float" office:value="10005">
            <text:p>10005</text:p>
          </table:table-cell>
          <table:table-cell table:number-columns-repeated="3"/>
          <table:table-cell table:formula="of:=SUM([.L25:.L28])/4" office:value-type="float" office:value="313835.5">
            <text:p>313835.5</text:p>
          </table:table-cell>
          <table:table-cell table:number-columns-repeated="3"/>
          <table:table-cell table:formula="of:=SUM([.P25:.P28])/4" office:value-type="float" office:value="32677904930">
            <text:p>32677904930</text:p>
          </table:table-cell>
          <table:table-cell table:number-columns-repeated="3"/>
          <table:table-cell table:formula="of:=SUM([.T25:.T28])/4" office:value-type="float" office:value="4652">
            <text:p>4652</text:p>
          </table:table-cell>
          <table:table-cell table:number-columns-repeated="3"/>
          <table:table-cell table:formula="of:=SUM([.X25:.X28])/4" office:value-type="float" office:value="10182">
            <text:p>10182</text:p>
          </table:table-cell>
          <table:table-cell table:number-columns-repeated="3"/>
          <table:table-cell table:formula="of:=SUM([.AB25:.AB28])/4" office:value-type="float" office:value="409669.75">
            <text:p>409669.75</text:p>
          </table:table-cell>
          <table:table-cell table:number-columns-repeated="3"/>
          <table:table-cell table:formula="of:=SUM([.AF25:.AF28])/4" office:value-type="float" office:value="33454230016.5">
            <text:p>33454230016.5</text:p>
          </table:table-cell>
        </table:table-row>
        <table:table-row table:style-name="ro1">
          <table:table-cell table:number-columns-repeated="3"/>
          <table:table-cell table:formula="of:=SUM([.D29:.D30])/2" office:value-type="float" office:value="5373">
            <text:p>5373</text:p>
          </table:table-cell>
          <table:table-cell table:number-columns-repeated="3"/>
          <table:table-cell table:formula="of:=SUM([.H29:.H30])/2" office:value-type="float" office:value="11018">
            <text:p>11018</text:p>
          </table:table-cell>
          <table:table-cell table:number-columns-repeated="3"/>
          <table:table-cell table:formula="of:=SUM([.L29:.L30])/2" office:value-type="float" office:value="643972">
            <text:p>643972</text:p>
          </table:table-cell>
          <table:table-cell table:number-columns-repeated="3"/>
          <table:table-cell table:formula="of:=[.P29]" office:value-type="float" office:value="491315785021">
            <text:p>491315785021</text:p>
          </table:table-cell>
          <table:table-cell table:number-columns-repeated="3"/>
          <table:table-cell table:formula="of:=SUM([.T29:.T30])/2" office:value-type="float" office:value="5364">
            <text:p>5364</text:p>
          </table:table-cell>
          <table:table-cell table:number-columns-repeated="3"/>
          <table:table-cell table:formula="of:=SUM([.X29:.X30])/2" office:value-type="float" office:value="11016">
            <text:p>11016</text:p>
          </table:table-cell>
          <table:table-cell table:number-columns-repeated="3"/>
          <table:table-cell table:formula="of:=SUM([.AB29:.AB30])/2" office:value-type="float" office:value="864088.5">
            <text:p>864088.5</text:p>
          </table:table-cell>
          <table:table-cell table:number-columns-repeated="3"/>
          <table:table-cell table:formula="of:=[.AF29]" office:value-type="float" office:value="484079693439">
            <text:p>484079693439</text:p>
          </table:table-cell>
        </table:table-row>
        <table:table-row table:style-name="ro1">
          <table:table-cell table:number-columns-repeated="3"/>
          <table:table-cell table:formula="of:=SUM([.D31:.D36])/6" office:value-type="float" office:value="5782.66666666667">
            <text:p>5782.6666666667</text:p>
          </table:table-cell>
          <table:table-cell table:number-columns-repeated="3"/>
          <table:table-cell table:formula="of:=SUM([.H31:.H36])/6" office:value-type="float" office:value="13291.1666666667">
            <text:p>13291.1666666667</text:p>
          </table:table-cell>
          <table:table-cell table:number-columns-repeated="3"/>
          <table:table-cell table:formula="of:=SUM([.L31:.L36])/6" office:value-type="float" office:value="1259527.16666667">
            <text:p>1259527.16666667</text:p>
          </table:table-cell>
          <table:table-cell table:number-columns-repeated="7"/>
          <table:table-cell table:formula="of:=SUM([.T31:.T36])/6" office:value-type="float" office:value="6295.5">
            <text:p>6295.5</text:p>
          </table:table-cell>
          <table:table-cell table:number-columns-repeated="3"/>
          <table:table-cell table:formula="of:=SUM([.X31:.X36])/6" office:value-type="float" office:value="13109.5">
            <text:p>13109.5</text:p>
          </table:table-cell>
          <table:table-cell table:number-columns-repeated="3"/>
          <table:table-cell table:formula="of:=SUM([.AB31:.AB36])/6" office:value-type="float" office:value="1765664.33333333">
            <text:p>1765664.3333333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37:.D38])/2" office:value-type="float" office:value="6298">
            <text:p>6298</text:p>
          </table:table-cell>
          <table:table-cell table:number-columns-repeated="3"/>
          <table:table-cell table:formula="of:=SUM([.H37:.H38])/2" office:value-type="float" office:value="15718">
            <text:p>15718</text:p>
          </table:table-cell>
          <table:table-cell table:number-columns-repeated="3"/>
          <table:table-cell table:formula="of:=SUM([.L37:.L38])/2" office:value-type="float" office:value="2733359">
            <text:p>2733359</text:p>
          </table:table-cell>
          <table:table-cell table:number-columns-repeated="7"/>
          <table:table-cell table:formula="of:=SUM([.T37:.T38])/2" office:value-type="float" office:value="7204">
            <text:p>7204</text:p>
          </table:table-cell>
          <table:table-cell table:number-columns-repeated="3"/>
          <table:table-cell table:formula="of:=SUM([.X37:.X38])/2" office:value-type="float" office:value="16004.5">
            <text:p>16004.5</text:p>
          </table:table-cell>
          <table:table-cell table:number-columns-repeated="3"/>
          <table:table-cell table:formula="of:=SUM([.AB37:.AB38])/2" office:value-type="float" office:value="3916989">
            <text:p>3916989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39:.D42])/4" office:value-type="float" office:value="7218.25">
            <text:p>7218.25</text:p>
          </table:table-cell>
          <table:table-cell table:number-columns-repeated="3"/>
          <table:table-cell table:formula="of:=SUM([.H39:.H42])/4" office:value-type="float" office:value="19683.25">
            <text:p>19683.25</text:p>
          </table:table-cell>
          <table:table-cell table:number-columns-repeated="3"/>
          <table:table-cell table:formula="of:=SUM([.L39:.L42])/4" office:value-type="float" office:value="5528269.5">
            <text:p>5528269.5</text:p>
          </table:table-cell>
          <table:table-cell table:number-columns-repeated="7"/>
          <table:table-cell table:formula="of:=SUM([.T39:.T42])/4" office:value-type="float" office:value="8301.75">
            <text:p>8301.75</text:p>
          </table:table-cell>
          <table:table-cell table:number-columns-repeated="3"/>
          <table:table-cell table:formula="of:=SUM([.X39:.X42])/4" office:value-type="float" office:value="19656.75">
            <text:p>19656.75</text:p>
          </table:table-cell>
          <table:table-cell table:number-columns-repeated="3"/>
          <table:table-cell table:formula="of:=SUM([.AB39:.AB42])/4" office:value-type="float" office:value="8010898.5">
            <text:p>8010898.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43:.D46])/4" office:value-type="float" office:value="8886.5">
            <text:p>8886.5</text:p>
          </table:table-cell>
          <table:table-cell table:number-columns-repeated="3"/>
          <table:table-cell table:formula="of:=SUM([.H43:.H46])/4" office:value-type="float" office:value="22737.25">
            <text:p>22737.25</text:p>
          </table:table-cell>
          <table:table-cell table:number-columns-repeated="3"/>
          <table:table-cell table:formula="of:=SUM([.L43:.L46])/4" office:value-type="float" office:value="11001797.5">
            <text:p>11001797.5</text:p>
          </table:table-cell>
          <table:table-cell table:number-columns-repeated="7"/>
          <table:table-cell table:formula="of:=SUM([.T43:.T46])/4" office:value-type="float" office:value="9339.5">
            <text:p>9339.5</text:p>
          </table:table-cell>
          <table:table-cell table:number-columns-repeated="3"/>
          <table:table-cell table:formula="of:=SUM([.X43:.X46])/4" office:value-type="float" office:value="22786.75">
            <text:p>22786.75</text:p>
          </table:table-cell>
          <table:table-cell table:number-columns-repeated="3"/>
          <table:table-cell table:formula="of:=SUM([.AB43:.AB46])/4" office:value-type="float" office:value="16626083.25">
            <text:p>16626083.2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46:.D51])/6" office:value-type="float" office:value="9298">
            <text:p>9298</text:p>
          </table:table-cell>
          <table:table-cell table:number-columns-repeated="3"/>
          <table:table-cell table:formula="of:=SUM([.H46:.H51])/6" office:value-type="float" office:value="25478.8333333333">
            <text:p>25478.8333333333</text:p>
          </table:table-cell>
          <table:table-cell table:number-columns-repeated="3"/>
          <table:table-cell table:formula="of:=SUM([.L46:.L51])/6" office:value-type="float" office:value="19397305.8333333">
            <text:p>19397305.8333333</text:p>
          </table:table-cell>
          <table:table-cell table:number-columns-repeated="7"/>
          <table:table-cell table:formula="of:=SUM([.T46:.T51])/6" office:value-type="float" office:value="10302">
            <text:p>10302</text:p>
          </table:table-cell>
          <table:table-cell table:number-columns-repeated="3"/>
          <table:table-cell table:formula="of:=SUM([.X46:.X51])/6" office:value-type="float" office:value="25177.5">
            <text:p>25177.5</text:p>
          </table:table-cell>
          <table:table-cell table:number-columns-repeated="3"/>
          <table:table-cell table:formula="of:=SUM([.AB46:.AB51])/6" office:value-type="float" office:value="30790032.8333333">
            <text:p>30790032.8333333</text:p>
          </table:table-cell>
          <table:table-cell table:number-columns-repeated="4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3"/>
          <table:table-cell office:value-type="string">
            <text:p>Podas 1,2 y 3</text:p>
          </table:table-cell>
          <table:table-cell office:value-type="string">
            <text:p>Podas 1 y 2</text:p>
          </table:table-cell>
          <table:table-cell office:value-type="string">
            <text:p>Podas 1 y 3</text:p>
          </table:table-cell>
          <table:table-cell office:value-type="string">
            <text:p>Poda 1</text:p>
          </table:table-cell>
          <table:table-cell office:value-type="string">
            <text:p>Podas 2 y 3</text:p>
          </table:table-cell>
          <table:table-cell office:value-type="string">
            <text:p>Poda 2</text:p>
          </table:table-cell>
          <table:table-cell office:value-type="string">
            <text:p>Poda 3</text:p>
          </table:table-cell>
          <table:table-cell office:value-type="string">
            <text:p>Sin Poda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$D54]/POWER(10;3)" office:value-type="float" office:value="1.511">
            <text:p>1.511</text:p>
          </table:table-cell>
          <table:table-cell table:formula="of:=[.$H54]/POWER(10;3)" office:value-type="float" office:value="1.526">
            <text:p>1.526</text:p>
          </table:table-cell>
          <table:table-cell table:formula="of:=[.$L54]/POWER(10;3)" office:value-type="float" office:value="1.555">
            <text:p>1.555</text:p>
          </table:table-cell>
          <table:table-cell table:formula="of:=[.$P54]/POWER(10;3)" office:value-type="float" office:value="1.501">
            <text:p>1.501</text:p>
          </table:table-cell>
          <table:table-cell table:formula="of:=[.$T54]/POWER(10;3)" office:value-type="float" office:value="1.489">
            <text:p>1.489</text:p>
          </table:table-cell>
          <table:table-cell table:formula="of:=[.$X54]/POWER(10;3)" office:value-type="float" office:value="1.55">
            <text:p>1.55</text:p>
          </table:table-cell>
          <table:table-cell table:formula="of:=[.$AB54]/POWER(10;3)" office:value-type="float" office:value="1.516">
            <text:p>1.516</text:p>
          </table:table-cell>
          <table:table-cell table:formula="of:=[.$AF54]/POWER(10;3)" office:value-type="float" office:value="1.551">
            <text:p>1.551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$D55]/POWER(10;3)" office:value-type="float" office:value="2.3415">
            <text:p>2.3415</text:p>
          </table:table-cell>
          <table:table-cell table:formula="of:=[.$H55]/POWER(10;3)" office:value-type="float" office:value="2.711">
            <text:p>2.711</text:p>
          </table:table-cell>
          <table:table-cell table:formula="of:=[.$L55]/POWER(10;3)" office:value-type="float" office:value="3.0425">
            <text:p>3.0425</text:p>
          </table:table-cell>
          <table:table-cell table:formula="of:=[.$P55]/POWER(10;3)" office:value-type="float" office:value="4.16">
            <text:p>4.16</text:p>
          </table:table-cell>
          <table:table-cell table:formula="of:=[.$T55]/POWER(10;3)" office:value-type="float" office:value="2.311">
            <text:p>2.311</text:p>
          </table:table-cell>
          <table:table-cell table:formula="of:=[.$X55]/POWER(10;3)" office:value-type="float" office:value="2.719">
            <text:p>2.719</text:p>
          </table:table-cell>
          <table:table-cell table:formula="of:=[.$AB55]/POWER(10;3)" office:value-type="float" office:value="3.0365">
            <text:p>3.0365</text:p>
          </table:table-cell>
          <table:table-cell table:formula="of:=[.$AF55]/POWER(10;3)" office:value-type="float" office:value="4.196">
            <text:p>4.196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$D56]/POWER(10;3)" office:value-type="float" office:value="3.623">
            <text:p>3.623</text:p>
          </table:table-cell>
          <table:table-cell table:formula="of:=[.$H56]/POWER(10;3)" office:value-type="float" office:value="4.606">
            <text:p>4.606</text:p>
          </table:table-cell>
          <table:table-cell table:formula="of:=[.$L56]/POWER(10;3)" office:value-type="float" office:value="6.611">
            <text:p>6.611</text:p>
          </table:table-cell>
          <table:table-cell table:formula="of:=[.$P56]/POWER(10;3)" office:value-type="float" office:value="18.2355">
            <text:p>18.2355</text:p>
          </table:table-cell>
          <table:table-cell table:formula="of:=[.$T56]/POWER(10;3)" office:value-type="float" office:value="3.503">
            <text:p>3.503</text:p>
          </table:table-cell>
          <table:table-cell table:formula="of:=[.$X56]/POWER(10;3)" office:value-type="float" office:value="4.599">
            <text:p>4.599</text:p>
          </table:table-cell>
          <table:table-cell table:formula="of:=[.$AB56]/POWER(10;3)" office:value-type="float" office:value="7.087">
            <text:p>7.087</text:p>
          </table:table-cell>
          <table:table-cell table:formula="of:=[.$AF56]/POWER(10;3)" office:value-type="float" office:value="19.4915">
            <text:p>19.4915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$D57]/POWER(10;3)" office:value-type="float" office:value="4.944">
            <text:p>4.944</text:p>
          </table:table-cell>
          <table:table-cell table:formula="of:=[.$H57]/POWER(10;3)" office:value-type="float" office:value="7.03033333333333">
            <text:p>7.0303333333</text:p>
          </table:table-cell>
          <table:table-cell table:formula="of:=[.$L57]/POWER(10;3)" office:value-type="float" office:value="14.646">
            <text:p>14.646</text:p>
          </table:table-cell>
          <table:table-cell table:formula="of:=[.$P57]/POWER(10;3)" office:value-type="float" office:value="65.5023333333333">
            <text:p>65.5023333333</text:p>
          </table:table-cell>
          <table:table-cell table:formula="of:=[.$T57]/POWER(10;3)" office:value-type="float" office:value="4.91066666666667">
            <text:p>4.9106666667</text:p>
          </table:table-cell>
          <table:table-cell table:formula="of:=[.$X57]/POWER(10;3)" office:value-type="float" office:value="7.023">
            <text:p>7.023</text:p>
          </table:table-cell>
          <table:table-cell table:formula="of:=[.$AB57]/POWER(10;3)" office:value-type="float" office:value="16.2216666666667">
            <text:p>16.2216666667</text:p>
          </table:table-cell>
          <table:table-cell table:formula="of:=[.$AF57]/POWER(10;3)" office:value-type="float" office:value="37.4913333333333">
            <text:p>37.4913333333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$D58]/POWER(10;3)" office:value-type="float" office:value="6.6055">
            <text:p>6.6055</text:p>
          </table:table-cell>
          <table:table-cell table:formula="of:=[.$H58]/POWER(10;3)" office:value-type="float" office:value="10.527">
            <text:p>10.527</text:p>
          </table:table-cell>
          <table:table-cell table:formula="of:=[.$L58]/POWER(10;3)" office:value-type="float" office:value="31.35">
            <text:p>31.35</text:p>
          </table:table-cell>
          <table:table-cell table:formula="of:=[.$P58]/POWER(10;3)" office:value-type="float" office:value="191.6615">
            <text:p>191.6615</text:p>
          </table:table-cell>
          <table:table-cell table:formula="of:=[.$T58]/POWER(10;3)" office:value-type="float" office:value="7.012">
            <text:p>7.012</text:p>
          </table:table-cell>
          <table:table-cell table:formula="of:=[.$X58]/POWER(10;3)" office:value-type="float" office:value="10.271">
            <text:p>10.271</text:p>
          </table:table-cell>
          <table:table-cell table:formula="of:=[.$AB58]/POWER(10;3)" office:value-type="float" office:value="35.9825">
            <text:p>35.9825</text:p>
          </table:table-cell>
          <table:table-cell table:formula="of:=[.$AF58]/POWER(10;3)" office:value-type="float" office:value="198.158">
            <text:p>198.158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$D59]/POWER(10;3)" office:value-type="float" office:value="8.5495">
            <text:p>8.5495</text:p>
          </table:table-cell>
          <table:table-cell table:formula="of:=[.$H59]/POWER(10;3)" office:value-type="float" office:value="11.668">
            <text:p>11.668</text:p>
          </table:table-cell>
          <table:table-cell table:formula="of:=[.$L59]/POWER(10;3)" office:value-type="float" office:value="56.52075">
            <text:p>56.52075</text:p>
          </table:table-cell>
          <table:table-cell table:formula="of:=[.$P59]/POWER(10;3)" office:value-type="float" office:value="1603.6595">
            <text:p>1603.6595</text:p>
          </table:table-cell>
          <table:table-cell table:formula="of:=[.$T59]/POWER(10;3)" office:value-type="float" office:value="8.5415">
            <text:p>8.5415</text:p>
          </table:table-cell>
          <table:table-cell table:formula="of:=[.$X59]/POWER(10;3)" office:value-type="float" office:value="14.38225">
            <text:p>14.38225</text:p>
          </table:table-cell>
          <table:table-cell table:formula="of:=[.$AB59]/POWER(10;3)" office:value-type="float" office:value="38.61025">
            <text:p>38.61025</text:p>
          </table:table-cell>
          <table:table-cell table:formula="of:=[.$AF59]/POWER(10;3)" office:value-type="float" office:value="1658.36975">
            <text:p>1658.36975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$D60]/POWER(10;3)" office:value-type="float" office:value="10.5225">
            <text:p>10.5225</text:p>
          </table:table-cell>
          <table:table-cell table:formula="of:=[.$H60]/POWER(10;3)" office:value-type="float" office:value="4.6645">
            <text:p>4.6645</text:p>
          </table:table-cell>
          <table:table-cell table:formula="of:=[.$L60]/POWER(10;3)" office:value-type="float" office:value="34.508">
            <text:p>34.508</text:p>
          </table:table-cell>
          <table:table-cell table:formula="of:=[.$P60]/POWER(10;3)" office:value-type="float" office:value="15654.347">
            <text:p>15654.347</text:p>
          </table:table-cell>
          <table:table-cell table:formula="of:=[.$T60]/POWER(10;3)" office:value-type="float" office:value="6.3">
            <text:p>6.3</text:p>
          </table:table-cell>
          <table:table-cell table:formula="of:=[.$X60]/POWER(10;3)" office:value-type="float" office:value="17.1435">
            <text:p>17.1435</text:p>
          </table:table-cell>
          <table:table-cell table:formula="of:=[.$AB60]/POWER(10;3)" office:value-type="float" office:value="40.9275">
            <text:p>40.9275</text:p>
          </table:table-cell>
          <table:table-cell table:formula="of:=[.$AF60]/POWER(10;3)" office:value-type="float" office:value="16240.9815">
            <text:p>16240.9815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$D61]/POWER(10;3)" office:value-type="float" office:value="7.8085">
            <text:p>7.8085</text:p>
          </table:table-cell>
          <table:table-cell table:formula="of:=[.$H61]/POWER(10;3)" office:value-type="float" office:value="6.07375">
            <text:p>6.07375</text:p>
          </table:table-cell>
          <table:table-cell table:formula="of:=[.$L61]/POWER(10;3)" office:value-type="float" office:value="72.45275">
            <text:p>72.45275</text:p>
          </table:table-cell>
          <table:table-cell table:formula="of:=[.$P61]/POWER(10;3)" office:value-type="float" office:value="180166.556">
            <text:p>180166.556</text:p>
          </table:table-cell>
          <table:table-cell table:formula="of:=[.$T61]/POWER(10;3)" office:value-type="float" office:value="3.2655">
            <text:p>3.2655</text:p>
          </table:table-cell>
          <table:table-cell table:formula="of:=[.$X61]/POWER(10;3)" office:value-type="float" office:value="6.0835">
            <text:p>6.0835</text:p>
          </table:table-cell>
          <table:table-cell table:formula="of:=[.$AB61]/POWER(10;3)" office:value-type="float" office:value="90.24975">
            <text:p>90.24975</text:p>
          </table:table-cell>
          <table:table-cell table:formula="of:=[.$AF61]/POWER(10;3)" office:value-type="float" office:value="180799.29925">
            <text:p>180799.29925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$D62]/POWER(10;3)" office:value-type="float" office:value="3.87533333333333">
            <text:p>3.8753333333</text:p>
          </table:table-cell>
          <table:table-cell table:formula="of:=[.$H62]/POWER(10;3)" office:value-type="float" office:value="7.58">
            <text:p>7.58</text:p>
          </table:table-cell>
          <table:table-cell table:formula="of:=[.$L62]/POWER(10;3)" office:value-type="float" office:value="148.464333333333">
            <text:p>148.4643333333</text:p>
          </table:table-cell>
          <table:table-cell table:formula="of:=[.$P62]/POWER(10;3)" office:value-type="float" office:value="2378606.169">
            <text:p>2378606.169</text:p>
          </table:table-cell>
          <table:table-cell table:formula="of:=[.$T62]/POWER(10;3)" office:value-type="float" office:value="3.933">
            <text:p>3.933</text:p>
          </table:table-cell>
          <table:table-cell table:formula="of:=[.$X62]/POWER(10;3)" office:value-type="float" office:value="7.57466666666667">
            <text:p>7.5746666667</text:p>
          </table:table-cell>
          <table:table-cell table:formula="of:=[.$AB62]/POWER(10;3)" office:value-type="float" office:value="191.487">
            <text:p>191.487</text:p>
          </table:table-cell>
          <table:table-cell table:formula="of:=[.$AF62]/POWER(10;3)" office:value-type="float" office:value="2451812.385">
            <text:p>2451812.385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$D63]/POWER(10;3)" office:value-type="float" office:value="4.5535">
            <text:p>4.5535</text:p>
          </table:table-cell>
          <table:table-cell table:formula="of:=[.$H63]/POWER(10;3)" office:value-type="float" office:value="10.005">
            <text:p>10.005</text:p>
          </table:table-cell>
          <table:table-cell table:formula="of:=[.$L63]/POWER(10;3)" office:value-type="float" office:value="313.8355">
            <text:p>313.8355</text:p>
          </table:table-cell>
          <table:table-cell table:formula="of:=[.$P63]/POWER(10;3)" office:value-type="float" office:value="32677904.93">
            <text:p>32677904.93</text:p>
          </table:table-cell>
          <table:table-cell table:formula="of:=[.$T63]/POWER(10;3)" office:value-type="float" office:value="4.652">
            <text:p>4.652</text:p>
          </table:table-cell>
          <table:table-cell table:formula="of:=[.$X63]/POWER(10;3)" office:value-type="float" office:value="10.182">
            <text:p>10.182</text:p>
          </table:table-cell>
          <table:table-cell table:formula="of:=[.$AB63]/POWER(10;3)" office:value-type="float" office:value="409.66975">
            <text:p>409.66975</text:p>
          </table:table-cell>
          <table:table-cell table:formula="of:=[.$AF63]/POWER(10;3)" office:value-type="float" office:value="33454230.0165">
            <text:p>33454230.0165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$D64]/POWER(10;3)" office:value-type="float" office:value="5.373">
            <text:p>5.373</text:p>
          </table:table-cell>
          <table:table-cell table:formula="of:=[.$H64]/POWER(10;3)" office:value-type="float" office:value="11.018">
            <text:p>11.018</text:p>
          </table:table-cell>
          <table:table-cell table:formula="of:=[.$L64]/POWER(10;3)" office:value-type="float" office:value="643.972">
            <text:p>643.972</text:p>
          </table:table-cell>
          <table:table-cell table:formula="of:=[.$P64]/POWER(10;3)" office:value-type="float" office:value="491315785.021">
            <text:p>491315785.021</text:p>
          </table:table-cell>
          <table:table-cell table:formula="of:=[.$T64]/POWER(10;3)" office:value-type="float" office:value="5.364">
            <text:p>5.364</text:p>
          </table:table-cell>
          <table:table-cell table:formula="of:=[.$X64]/POWER(10;3)" office:value-type="float" office:value="11.016">
            <text:p>11.016</text:p>
          </table:table-cell>
          <table:table-cell table:formula="of:=[.$AB64]/POWER(10;3)" office:value-type="float" office:value="864.0885">
            <text:p>864.0885</text:p>
          </table:table-cell>
          <table:table-cell table:formula="of:=[.$AF64]/POWER(10;3)" office:value-type="float" office:value="484079693.439">
            <text:p>484079693.439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$D65]/POWER(10;3)" office:value-type="float" office:value="5.78266666666667">
            <text:p>5.7826666667</text:p>
          </table:table-cell>
          <table:table-cell table:formula="of:=[.$H65]/POWER(10;3)" office:value-type="float" office:value="13.2911666666667">
            <text:p>13.2911666667</text:p>
          </table:table-cell>
          <table:table-cell table:formula="of:=[.$L65]/POWER(10;3)" office:value-type="float" office:value="1259.52716666667">
            <text:p>1259.5271666667</text:p>
          </table:table-cell>
          <table:table-cell/>
          <table:table-cell table:formula="of:=[.$T65]/POWER(10;3)" office:value-type="float" office:value="6.2955">
            <text:p>6.2955</text:p>
          </table:table-cell>
          <table:table-cell table:formula="of:=[.$X65]/POWER(10;3)" office:value-type="float" office:value="13.1095">
            <text:p>13.1095</text:p>
          </table:table-cell>
          <table:table-cell table:formula="of:=[.$AB65]/POWER(10;3)" office:value-type="float" office:value="1765.66433333333">
            <text:p>1765.6643333333</text:p>
          </table:table-cell>
          <table:table-cell table:number-columns-repeated="22"/>
        </table:table-row>
        <table:table-row table:style-name="ro1">
          <table:table-cell table:number-columns-repeated="3"/>
          <table:table-cell table:formula="of:=[.$D66]/POWER(10;3)" office:value-type="float" office:value="6.298">
            <text:p>6.298</text:p>
          </table:table-cell>
          <table:table-cell table:formula="of:=[.$H66]/POWER(10;3)" office:value-type="float" office:value="15.718">
            <text:p>15.718</text:p>
          </table:table-cell>
          <table:table-cell table:formula="of:=[.$L66]/POWER(10;3)" office:value-type="float" office:value="2733.359">
            <text:p>2733.359</text:p>
          </table:table-cell>
          <table:table-cell/>
          <table:table-cell table:formula="of:=[.$T66]/POWER(10;3)" office:value-type="float" office:value="7.204">
            <text:p>7.204</text:p>
          </table:table-cell>
          <table:table-cell table:formula="of:=[.$X66]/POWER(10;3)" office:value-type="float" office:value="16.0045">
            <text:p>16.0045</text:p>
          </table:table-cell>
          <table:table-cell table:formula="of:=[.$AB66]/POWER(10;3)" office:value-type="float" office:value="3916.989">
            <text:p>3916.989</text:p>
          </table:table-cell>
          <table:table-cell table:number-columns-repeated="22"/>
        </table:table-row>
        <table:table-row table:style-name="ro1">
          <table:table-cell table:number-columns-repeated="3"/>
          <table:table-cell table:formula="of:=[.$D67]/POWER(10;3)" office:value-type="float" office:value="7.21825">
            <text:p>7.21825</text:p>
          </table:table-cell>
          <table:table-cell table:formula="of:=[.$H67]/POWER(10;3)" office:value-type="float" office:value="19.68325">
            <text:p>19.68325</text:p>
          </table:table-cell>
          <table:table-cell table:formula="of:=[.$L67]/POWER(10;3)" office:value-type="float" office:value="5528.2695">
            <text:p>5528.2695</text:p>
          </table:table-cell>
          <table:table-cell/>
          <table:table-cell table:formula="of:=[.$T67]/POWER(10;3)" office:value-type="float" office:value="8.30175">
            <text:p>8.30175</text:p>
          </table:table-cell>
          <table:table-cell table:formula="of:=[.$X67]/POWER(10;3)" office:value-type="float" office:value="19.65675">
            <text:p>19.65675</text:p>
          </table:table-cell>
          <table:table-cell table:formula="of:=[.$AB67]/POWER(10;3)" office:value-type="float" office:value="8010.8985">
            <text:p>8010.8985</text:p>
          </table:table-cell>
          <table:table-cell table:number-columns-repeated="22"/>
        </table:table-row>
        <table:table-row table:style-name="ro1">
          <table:table-cell table:number-columns-repeated="3"/>
          <table:table-cell table:formula="of:=[.$D68]/POWER(10;3)" office:value-type="float" office:value="8.8865">
            <text:p>8.8865</text:p>
          </table:table-cell>
          <table:table-cell table:formula="of:=[.$H68]/POWER(10;3)" office:value-type="float" office:value="22.73725">
            <text:p>22.73725</text:p>
          </table:table-cell>
          <table:table-cell table:formula="of:=[.$L68]/POWER(10;3)" office:value-type="float" office:value="11001.7975">
            <text:p>11001.7975</text:p>
          </table:table-cell>
          <table:table-cell/>
          <table:table-cell table:formula="of:=[.$T68]/POWER(10;3)" office:value-type="float" office:value="9.3395">
            <text:p>9.3395</text:p>
          </table:table-cell>
          <table:table-cell table:formula="of:=[.$X68]/POWER(10;3)" office:value-type="float" office:value="22.78675">
            <text:p>22.78675</text:p>
          </table:table-cell>
          <table:table-cell table:formula="of:=[.$AB68]/POWER(10;3)" office:value-type="float" office:value="16626.08325">
            <text:p>16626.08325</text:p>
          </table:table-cell>
          <table:table-cell table:number-columns-repeated="22"/>
        </table:table-row>
        <table:table-row table:style-name="ro1">
          <table:table-cell table:number-columns-repeated="3"/>
          <table:table-cell table:formula="of:=[.$D69]/POWER(10;3)" office:value-type="float" office:value="9.298">
            <text:p>9.298</text:p>
          </table:table-cell>
          <table:table-cell table:formula="of:=[.$H69]/POWER(10;3)" office:value-type="float" office:value="25.4788333333333">
            <text:p>25.4788333333</text:p>
          </table:table-cell>
          <table:table-cell table:formula="of:=[.$L69]/POWER(10;3)" office:value-type="float" office:value="19397.3058333333">
            <text:p>19397.3058333333</text:p>
          </table:table-cell>
          <table:table-cell/>
          <table:table-cell table:formula="of:=[.$T69]/POWER(10;3)" office:value-type="float" office:value="10.302">
            <text:p>10.302</text:p>
          </table:table-cell>
          <table:table-cell table:formula="of:=[.$X69]/POWER(10;3)" office:value-type="float" office:value="25.1775">
            <text:p>25.1775</text:p>
          </table:table-cell>
          <table:table-cell table:formula="of:=[.$AB69]/POWER(10;3)" office:value-type="float" office:value="30790.0328333333">
            <text:p>30790.0328333333</text:p>
          </table:table-cell>
          <table:table-cell table:number-columns-repeated="2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3"/>
          <table:table-cell office:value-type="string">
            <text:p>Podas 1,2 y 3</text:p>
          </table:table-cell>
          <table:table-cell office:value-type="string">
            <text:p>Podas 1 y 2</text:p>
          </table:table-cell>
          <table:table-cell office:value-type="string">
            <text:p>Podas 1 y 3</text:p>
          </table:table-cell>
          <table:table-cell office:value-type="string">
            <text:p>Podas 2 y 3</text:p>
          </table:table-cell>
          <table:table-cell office:value-type="string">
            <text:p>Poda 2</text:p>
          </table:table-cell>
          <table:table-cell office:value-type="string">
            <text:p>Poda 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$D54]/POWER(10;3)" office:value-type="float" office:value="1.511">
            <text:p>1.511</text:p>
          </table:table-cell>
          <table:table-cell table:formula="of:=[.$H54]/POWER(10;3)" office:value-type="float" office:value="1.526">
            <text:p>1.526</text:p>
          </table:table-cell>
          <table:table-cell table:formula="of:=[.$L54]/POWER(10;3)" office:value-type="float" office:value="1.555">
            <text:p>1.555</text:p>
          </table:table-cell>
          <table:table-cell table:style-name="ce1" table:formula="of:=[.$T54]/POWER(10;3)" office:value-type="float" office:value="1.489">
            <text:p>1.489</text:p>
          </table:table-cell>
          <table:table-cell table:formula="of:=[.$X54]/POWER(10;3)" office:value-type="float" office:value="1.55">
            <text:p>1.55</text:p>
          </table:table-cell>
          <table:table-cell table:formula="of:=[.$AB54]/POWER(10;3)" office:value-type="float" office:value="1.516">
            <text:p>1.51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$D55]/POWER(10;3)" office:value-type="float" office:value="2.3415">
            <text:p>2.3415</text:p>
          </table:table-cell>
          <table:table-cell table:formula="of:=[.$H55]/POWER(10;3)" office:value-type="float" office:value="2.711">
            <text:p>2.711</text:p>
          </table:table-cell>
          <table:table-cell table:formula="of:=[.$L55]/POWER(10;3)" office:value-type="float" office:value="3.0425">
            <text:p>3.0425</text:p>
          </table:table-cell>
          <table:table-cell table:style-name="ce1" table:formula="of:=[.$T55]/POWER(10;3)" office:value-type="float" office:value="2.311">
            <text:p>2.311</text:p>
          </table:table-cell>
          <table:table-cell table:formula="of:=[.$X55]/POWER(10;3)" office:value-type="float" office:value="2.719">
            <text:p>2.719</text:p>
          </table:table-cell>
          <table:table-cell table:formula="of:=[.$AB55]/POWER(10;3)" office:value-type="float" office:value="3.0365">
            <text:p>3.036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$D56]/POWER(10;3)" office:value-type="float" office:value="3.623">
            <text:p>3.623</text:p>
          </table:table-cell>
          <table:table-cell table:formula="of:=[.$H56]/POWER(10;3)" office:value-type="float" office:value="4.606">
            <text:p>4.606</text:p>
          </table:table-cell>
          <table:table-cell table:formula="of:=[.$L56]/POWER(10;3)" office:value-type="float" office:value="6.611">
            <text:p>6.611</text:p>
          </table:table-cell>
          <table:table-cell table:style-name="ce1" table:formula="of:=[.$T56]/POWER(10;3)" office:value-type="float" office:value="3.503">
            <text:p>3.503</text:p>
          </table:table-cell>
          <table:table-cell table:formula="of:=[.$X56]/POWER(10;3)" office:value-type="float" office:value="4.599">
            <text:p>4.599</text:p>
          </table:table-cell>
          <table:table-cell table:formula="of:=[.$AB56]/POWER(10;3)" office:value-type="float" office:value="7.087">
            <text:p>7.08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$D57]/POWER(10;3)" office:value-type="float" office:value="4.944">
            <text:p>4.944</text:p>
          </table:table-cell>
          <table:table-cell table:formula="of:=[.$H57]/POWER(10;3)" office:value-type="float" office:value="7.03033333333333">
            <text:p>7.0303333333</text:p>
          </table:table-cell>
          <table:table-cell table:formula="of:=[.$L57]/POWER(10;3)" office:value-type="float" office:value="14.646">
            <text:p>14.646</text:p>
          </table:table-cell>
          <table:table-cell table:style-name="ce1" table:formula="of:=[.$T57]/POWER(10;3)" office:value-type="float" office:value="4.91066666666667">
            <text:p>4.9106666667</text:p>
          </table:table-cell>
          <table:table-cell table:formula="of:=[.$X57]/POWER(10;3)" office:value-type="float" office:value="7.023">
            <text:p>7.023</text:p>
          </table:table-cell>
          <table:table-cell table:formula="of:=[.$AB57]/POWER(10;3)" office:value-type="float" office:value="16.2216666666667">
            <text:p>16.221666666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$D58]/POWER(10;3)" office:value-type="float" office:value="6.6055">
            <text:p>6.6055</text:p>
          </table:table-cell>
          <table:table-cell table:formula="of:=[.$H58]/POWER(10;3)" office:value-type="float" office:value="10.527">
            <text:p>10.527</text:p>
          </table:table-cell>
          <table:table-cell table:formula="of:=[.$L58]/POWER(10;3)" office:value-type="float" office:value="31.35">
            <text:p>31.35</text:p>
          </table:table-cell>
          <table:table-cell table:style-name="ce1" table:formula="of:=[.$T58]/POWER(10;3)" office:value-type="float" office:value="7.012">
            <text:p>7.012</text:p>
          </table:table-cell>
          <table:table-cell table:formula="of:=[.$X58]/POWER(10;3)" office:value-type="float" office:value="10.271">
            <text:p>10.271</text:p>
          </table:table-cell>
          <table:table-cell table:formula="of:=[.$AB58]/POWER(10;3)" office:value-type="float" office:value="35.9825">
            <text:p>35.982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$D59]/POWER(10;3)" office:value-type="float" office:value="8.5495">
            <text:p>8.5495</text:p>
          </table:table-cell>
          <table:table-cell table:formula="of:=[.$H59]/POWER(10;3)" office:value-type="float" office:value="11.668">
            <text:p>11.668</text:p>
          </table:table-cell>
          <table:table-cell table:formula="of:=[.$L59]/POWER(10;3)" office:value-type="float" office:value="56.52075">
            <text:p>56.52075</text:p>
          </table:table-cell>
          <table:table-cell table:style-name="ce1" table:formula="of:=[.$T59]/POWER(10;3)" office:value-type="float" office:value="8.5415">
            <text:p>8.5415</text:p>
          </table:table-cell>
          <table:table-cell table:formula="of:=[.$X59]/POWER(10;3)" office:value-type="float" office:value="14.38225">
            <text:p>14.38225</text:p>
          </table:table-cell>
          <table:table-cell table:formula="of:=[.$AB59]/POWER(10;3)" office:value-type="float" office:value="38.61025">
            <text:p>38.6102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$D60]/POWER(10;3)" office:value-type="float" office:value="10.5225">
            <text:p>10.5225</text:p>
          </table:table-cell>
          <table:table-cell table:formula="of:=[.$H60]/POWER(10;3)" office:value-type="float" office:value="4.6645">
            <text:p>4.6645</text:p>
          </table:table-cell>
          <table:table-cell table:formula="of:=[.$L60]/POWER(10;3)" office:value-type="float" office:value="34.508">
            <text:p>34.508</text:p>
          </table:table-cell>
          <table:table-cell table:style-name="ce1" table:formula="of:=[.$T60]/POWER(10;3)" office:value-type="float" office:value="6.3">
            <text:p>6.3</text:p>
          </table:table-cell>
          <table:table-cell table:formula="of:=[.$X60]/POWER(10;3)" office:value-type="float" office:value="17.1435">
            <text:p>17.1435</text:p>
          </table:table-cell>
          <table:table-cell table:formula="of:=[.$AB60]/POWER(10;3)" office:value-type="float" office:value="40.9275">
            <text:p>40.927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$D61]/POWER(10;3)" office:value-type="float" office:value="7.8085">
            <text:p>7.8085</text:p>
          </table:table-cell>
          <table:table-cell table:formula="of:=[.$H61]/POWER(10;3)" office:value-type="float" office:value="6.07375">
            <text:p>6.07375</text:p>
          </table:table-cell>
          <table:table-cell table:formula="of:=[.$L61]/POWER(10;3)" office:value-type="float" office:value="72.45275">
            <text:p>72.45275</text:p>
          </table:table-cell>
          <table:table-cell table:style-name="ce1" table:formula="of:=[.$T61]/POWER(10;3)" office:value-type="float" office:value="3.2655">
            <text:p>3.2655</text:p>
          </table:table-cell>
          <table:table-cell table:formula="of:=[.$X61]/POWER(10;3)" office:value-type="float" office:value="6.0835">
            <text:p>6.0835</text:p>
          </table:table-cell>
          <table:table-cell table:formula="of:=[.$AB61]/POWER(10;3)" office:value-type="float" office:value="90.24975">
            <text:p>90.2497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$D62]/POWER(10;3)" office:value-type="float" office:value="3.87533333333333">
            <text:p>3.8753333333</text:p>
          </table:table-cell>
          <table:table-cell table:formula="of:=[.$H62]/POWER(10;3)" office:value-type="float" office:value="7.58">
            <text:p>7.58</text:p>
          </table:table-cell>
          <table:table-cell table:formula="of:=[.$L62]/POWER(10;3)" office:value-type="float" office:value="148.464333333333">
            <text:p>148.4643333333</text:p>
          </table:table-cell>
          <table:table-cell table:style-name="ce1" table:formula="of:=[.$T62]/POWER(10;3)" office:value-type="float" office:value="3.933">
            <text:p>3.933</text:p>
          </table:table-cell>
          <table:table-cell table:formula="of:=[.$X62]/POWER(10;3)" office:value-type="float" office:value="7.57466666666667">
            <text:p>7.5746666667</text:p>
          </table:table-cell>
          <table:table-cell table:formula="of:=[.$AB62]/POWER(10;3)" office:value-type="float" office:value="191.487">
            <text:p>191.48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$D63]/POWER(10;3)" office:value-type="float" office:value="4.5535">
            <text:p>4.5535</text:p>
          </table:table-cell>
          <table:table-cell table:formula="of:=[.$H63]/POWER(10;3)" office:value-type="float" office:value="10.005">
            <text:p>10.005</text:p>
          </table:table-cell>
          <table:table-cell table:formula="of:=[.$L63]/POWER(10;3)" office:value-type="float" office:value="313.8355">
            <text:p>313.8355</text:p>
          </table:table-cell>
          <table:table-cell table:style-name="ce1" table:formula="of:=[.$T63]/POWER(10;3)" office:value-type="float" office:value="4.652">
            <text:p>4.652</text:p>
          </table:table-cell>
          <table:table-cell table:formula="of:=[.$X63]/POWER(10;3)" office:value-type="float" office:value="10.182">
            <text:p>10.182</text:p>
          </table:table-cell>
          <table:table-cell table:formula="of:=[.$AB63]/POWER(10;3)" office:value-type="float" office:value="409.66975">
            <text:p>409.6697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$D64]/POWER(10;3)" office:value-type="float" office:value="5.373">
            <text:p>5.373</text:p>
          </table:table-cell>
          <table:table-cell table:formula="of:=[.$H64]/POWER(10;3)" office:value-type="float" office:value="11.018">
            <text:p>11.018</text:p>
          </table:table-cell>
          <table:table-cell table:formula="of:=[.$L64]/POWER(10;3)" office:value-type="float" office:value="643.972">
            <text:p>643.972</text:p>
          </table:table-cell>
          <table:table-cell table:style-name="ce1" table:formula="of:=[.$T64]/POWER(10;3)" office:value-type="float" office:value="5.364">
            <text:p>5.364</text:p>
          </table:table-cell>
          <table:table-cell table:formula="of:=[.$X64]/POWER(10;3)" office:value-type="float" office:value="11.016">
            <text:p>11.016</text:p>
          </table:table-cell>
          <table:table-cell table:formula="of:=[.$AB64]/POWER(10;3)" office:value-type="float" office:value="864.0885">
            <text:p>864.088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$D65]/POWER(10;3)" office:value-type="float" office:value="5.78266666666667">
            <text:p>5.7826666667</text:p>
          </table:table-cell>
          <table:table-cell table:formula="of:=[.$H65]/POWER(10;3)" office:value-type="float" office:value="13.2911666666667">
            <text:p>13.2911666667</text:p>
          </table:table-cell>
          <table:table-cell table:formula="of:=[.$L65]/POWER(10;3)" office:value-type="float" office:value="1259.52716666667">
            <text:p>1259.5271666667</text:p>
          </table:table-cell>
          <table:table-cell table:style-name="ce1" table:formula="of:=[.$T65]/POWER(10;3)" office:value-type="float" office:value="6.2955">
            <text:p>6.2955</text:p>
          </table:table-cell>
          <table:table-cell table:formula="of:=[.$X65]/POWER(10;3)" office:value-type="float" office:value="13.1095">
            <text:p>13.1095</text:p>
          </table:table-cell>
          <table:table-cell table:formula="of:=[.$AB65]/POWER(10;3)" office:value-type="float" office:value="1765.66433333333">
            <text:p>1765.664333333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$D66]/POWER(10;3)" office:value-type="float" office:value="6.298">
            <text:p>6.298</text:p>
          </table:table-cell>
          <table:table-cell table:formula="of:=[.$H66]/POWER(10;3)" office:value-type="float" office:value="15.718">
            <text:p>15.718</text:p>
          </table:table-cell>
          <table:table-cell table:formula="of:=[.$L66]/POWER(10;3)" office:value-type="float" office:value="2733.359">
            <text:p>2733.359</text:p>
          </table:table-cell>
          <table:table-cell table:style-name="ce1" table:formula="of:=[.$T66]/POWER(10;3)" office:value-type="float" office:value="7.204">
            <text:p>7.204</text:p>
          </table:table-cell>
          <table:table-cell table:formula="of:=[.$X66]/POWER(10;3)" office:value-type="float" office:value="16.0045">
            <text:p>16.0045</text:p>
          </table:table-cell>
          <table:table-cell table:formula="of:=[.$AB66]/POWER(10;3)" office:value-type="float" office:value="3916.989">
            <text:p>3916.98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$D67]/POWER(10;3)" office:value-type="float" office:value="7.21825">
            <text:p>7.21825</text:p>
          </table:table-cell>
          <table:table-cell table:formula="of:=[.$H67]/POWER(10;3)" office:value-type="float" office:value="19.68325">
            <text:p>19.68325</text:p>
          </table:table-cell>
          <table:table-cell table:formula="of:=[.$L67]/POWER(10;3)" office:value-type="float" office:value="5528.2695">
            <text:p>5528.2695</text:p>
          </table:table-cell>
          <table:table-cell table:style-name="ce1" table:formula="of:=[.$T67]/POWER(10;3)" office:value-type="float" office:value="8.30175">
            <text:p>8.30175</text:p>
          </table:table-cell>
          <table:table-cell table:formula="of:=[.$X67]/POWER(10;3)" office:value-type="float" office:value="19.65675">
            <text:p>19.65675</text:p>
          </table:table-cell>
          <table:table-cell table:formula="of:=[.$AB67]/POWER(10;3)" office:value-type="float" office:value="8010.8985">
            <text:p>8010.898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$D68]/POWER(10;3)" office:value-type="float" office:value="8.8865">
            <text:p>8.8865</text:p>
          </table:table-cell>
          <table:table-cell table:formula="of:=[.$H68]/POWER(10;3)" office:value-type="float" office:value="22.73725">
            <text:p>22.73725</text:p>
          </table:table-cell>
          <table:table-cell table:formula="of:=[.$L68]/POWER(10;3)" office:value-type="float" office:value="11001.7975">
            <text:p>11001.7975</text:p>
          </table:table-cell>
          <table:table-cell table:style-name="ce1" table:formula="of:=[.$T68]/POWER(10;3)" office:value-type="float" office:value="9.3395">
            <text:p>9.3395</text:p>
          </table:table-cell>
          <table:table-cell table:formula="of:=[.$X68]/POWER(10;3)" office:value-type="float" office:value="22.78675">
            <text:p>22.78675</text:p>
          </table:table-cell>
          <table:table-cell table:formula="of:=[.$AB68]/POWER(10;3)" office:value-type="float" office:value="16626.08325">
            <text:p>16626.0832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formula="of:=[.$D69]/POWER(10;3)" office:value-type="float" office:value="9.298">
            <text:p>9.298</text:p>
          </table:table-cell>
          <table:table-cell table:formula="of:=[.$H69]/POWER(10;3)" office:value-type="float" office:value="25.4788333333333">
            <text:p>25.4788333333</text:p>
          </table:table-cell>
          <table:table-cell table:formula="of:=[.$L69]/POWER(10;3)" office:value-type="float" office:value="19397.3058333333">
            <text:p>19397.3058333333</text:p>
          </table:table-cell>
          <table:table-cell table:style-name="ce1" table:formula="of:=[.$T69]/POWER(10;3)" office:value-type="float" office:value="10.302">
            <text:p>10.302</text:p>
          </table:table-cell>
          <table:table-cell table:formula="of:=[.$X69]/POWER(10;3)" office:value-type="float" office:value="25.1775">
            <text:p>25.1775</text:p>
          </table:table-cell>
          <table:table-cell table:formula="of:=[.$AB69]/POWER(10;3)" office:value-type="float" office:value="30790.0328333333">
            <text:p>30790.0328333333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9T06:07:21</dc:date>
    <dc:creator>Sebastián Nale</dc:creator>
    <meta:generator>LibreOffice/3.5$Linux_X86_64 LibreOffice_project/350m1$Build-2</meta:generator>
    <meta:editing-duration>PT29M55S</meta:editing-duration>
    <meta:editing-cycles>4</meta:editing-cycles>
    <meta:document-statistic meta:table-count="1" meta:cell-count="17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11.642cm" xlink:href=".." xlink:type="simple" chart:class="chart:line" chart:style-name="ch1">
        <chart:title svg:x="4.213cm" svg:y="0.368cm" chart:style-name="ch2">
          <text:p>Comparación de podas para 1 color</text:p>
        </chart:title>
        <chart:subtitle svg:x="5.231cm" svg:y="1.379cm" chart:style-name="ch3">
          <text:p>(escala logarítmica en base 10)</text:p>
        </chart:subtitle>
        <chart:legend chart:legend-position="end" svg:x="12.513cm" svg:y="3.779cm" style:legend-expansion="high" chart:style-name="ch4"/>
        <chart:plot-area chart:style-name="ch5" table:cell-range-address="Sheet1.D71:Sheet1.K82" chart:data-source-has-labels="row" svg:x="1.326cm" svg:y="1.196cm" svg:width="10.546cm" svg:height="9.512cm">
          <chartooo:coordinate-region svg:x="3.429cm" svg:y="1.396cm" svg:width="8.256cm" svg:height="8.665cm"/>
          <chart:axis chart:dimension="x" chart:name="primary-x" chart:style-name="ch6">
            <chart:title svg:x="5.285cm" svg:y="10.94cm" chart:style-name="ch7">
              <text:p>Dimensión (n*m)</text:p>
            </chart:title>
          </chart:axis>
          <chart:axis chart:dimension="y" chart:name="primary-y" chart:style-name="ch8">
            <chart:title svg:x="0.446cm" svg:y="7.861cm" chart:style-name="ch9">
              <text:p>Tiempo (microsegundos)</text:p>
            </chart:title>
            <chart:grid chart:style-name="ch10" chart:class="major"/>
          </chart:axis>
          <chart:series chart:style-name="ch11" chart:values-cell-range-address="Sheet1.D72:Sheet1.D82" chart:label-cell-address="Sheet1.D71:Sheet1.D71" chart:class="chart:line">
            <chart:data-point chart:repeated="11"/>
          </chart:series>
          <chart:series chart:style-name="ch12" chart:values-cell-range-address="Sheet1.E72:Sheet1.E82" chart:label-cell-address="Sheet1.E71:Sheet1.E71" chart:class="chart:line">
            <chart:data-point chart:repeated="11"/>
          </chart:series>
          <chart:series chart:style-name="ch13" chart:values-cell-range-address="Sheet1.F72:Sheet1.F82" chart:label-cell-address="Sheet1.F71:Sheet1.F71" chart:class="chart:line">
            <chart:data-point chart:repeated="11"/>
          </chart:series>
          <chart:series chart:style-name="ch14" chart:values-cell-range-address="Sheet1.G72:Sheet1.G82" chart:label-cell-address="Sheet1.G71:Sheet1.G71" chart:class="chart:line">
            <chart:data-point chart:repeated="11"/>
          </chart:series>
          <chart:series chart:style-name="ch15" chart:values-cell-range-address="Sheet1.H72:Sheet1.H82" chart:label-cell-address="Sheet1.H71:Sheet1.H71" chart:class="chart:line">
            <chart:data-point chart:repeated="11"/>
          </chart:series>
          <chart:series chart:style-name="ch16" chart:values-cell-range-address="Sheet1.I72:Sheet1.I82" chart:label-cell-address="Sheet1.I71:Sheet1.I71" chart:class="chart:line">
            <chart:data-point chart:repeated="11"/>
          </chart:series>
          <chart:series chart:style-name="ch17" chart:values-cell-range-address="Sheet1.J72:Sheet1.J82" chart:label-cell-address="Sheet1.J71:Sheet1.J71" chart:class="chart:line">
            <chart:data-point chart:repeated="11"/>
          </chart:series>
          <chart:series chart:style-name="ch18" chart:values-cell-range-address="Sheet1.K72:Sheet1.K82" chart:label-cell-address="Sheet1.K71:Sheet1.K71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das 1,2 y 3</text:p>
                <draw:g>
                  <svg:desc>Sheet1.D71:Sheet1.D71</svg:desc>
                </draw:g>
              </table:table-cell>
              <table:table-cell office:value-type="string">
                <text:p>Podas 1 y 2</text:p>
                <draw:g>
                  <svg:desc>Sheet1.E71:Sheet1.E71</svg:desc>
                </draw:g>
              </table:table-cell>
              <table:table-cell office:value-type="string">
                <text:p>Podas 1 y 3</text:p>
                <draw:g>
                  <svg:desc>Sheet1.F71:Sheet1.F71</svg:desc>
                </draw:g>
              </table:table-cell>
              <table:table-cell office:value-type="string">
                <text:p>Poda 1</text:p>
                <draw:g>
                  <svg:desc>Sheet1.G71:Sheet1.G71</svg:desc>
                </draw:g>
              </table:table-cell>
              <table:table-cell office:value-type="string">
                <text:p>Podas 2 y 3</text:p>
                <draw:g>
                  <svg:desc>Sheet1.H71:Sheet1.H71</svg:desc>
                </draw:g>
              </table:table-cell>
              <table:table-cell office:value-type="string">
                <text:p>Poda 2</text:p>
                <draw:g>
                  <svg:desc>Sheet1.I71:Sheet1.I71</svg:desc>
                </draw:g>
              </table:table-cell>
              <table:table-cell office:value-type="string">
                <text:p>Poda 3</text:p>
                <draw:g>
                  <svg:desc>Sheet1.J71:Sheet1.J71</svg:desc>
                </draw:g>
              </table:table-cell>
              <table:table-cell office:value-type="string">
                <text:p>Sin Podas</text:p>
                <draw:g>
                  <svg:desc>Sheet1.K71:Sheet1.K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11">
                <text:p>1.511</text:p>
                <draw:g>
                  <svg:desc>Sheet1.D72:Sheet1.D82</svg:desc>
                </draw:g>
              </table:table-cell>
              <table:table-cell office:value-type="float" office:value="1.526">
                <text:p>1.526</text:p>
                <draw:g>
                  <svg:desc>Sheet1.E72:Sheet1.E82</svg:desc>
                </draw:g>
              </table:table-cell>
              <table:table-cell office:value-type="float" office:value="1.555">
                <text:p>1.555</text:p>
                <draw:g>
                  <svg:desc>Sheet1.F72:Sheet1.F82</svg:desc>
                </draw:g>
              </table:table-cell>
              <table:table-cell office:value-type="float" office:value="1.501">
                <text:p>1.501</text:p>
                <draw:g>
                  <svg:desc>Sheet1.G72:Sheet1.G82</svg:desc>
                </draw:g>
              </table:table-cell>
              <table:table-cell office:value-type="float" office:value="1.489">
                <text:p>1.489</text:p>
                <draw:g>
                  <svg:desc>Sheet1.H72:Sheet1.H82</svg:desc>
                </draw:g>
              </table:table-cell>
              <table:table-cell office:value-type="float" office:value="1.55">
                <text:p>1.55</text:p>
                <draw:g>
                  <svg:desc>Sheet1.I72:Sheet1.I82</svg:desc>
                </draw:g>
              </table:table-cell>
              <table:table-cell office:value-type="float" office:value="1.516">
                <text:p>1.516</text:p>
                <draw:g>
                  <svg:desc>Sheet1.J72:Sheet1.J82</svg:desc>
                </draw:g>
              </table:table-cell>
              <table:table-cell office:value-type="float" office:value="1.551">
                <text:p>1.551</text:p>
                <draw:g>
                  <svg:desc>Sheet1.K72:Sheet1.K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415">
                <text:p>2.3415</text:p>
              </table:table-cell>
              <table:table-cell office:value-type="float" office:value="2.711">
                <text:p>2.711</text:p>
              </table:table-cell>
              <table:table-cell office:value-type="float" office:value="3.0425">
                <text:p>3.0425</text:p>
              </table:table-cell>
              <table:table-cell office:value-type="float" office:value="4.16">
                <text:p>4.16</text:p>
              </table:table-cell>
              <table:table-cell office:value-type="float" office:value="2.311">
                <text:p>2.311</text:p>
              </table:table-cell>
              <table:table-cell office:value-type="float" office:value="2.719">
                <text:p>2.719</text:p>
              </table:table-cell>
              <table:table-cell office:value-type="float" office:value="3.0365">
                <text:p>3.0365</text:p>
              </table:table-cell>
              <table:table-cell office:value-type="float" office:value="4.196">
                <text:p>4.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23">
                <text:p>3.623</text:p>
              </table:table-cell>
              <table:table-cell office:value-type="float" office:value="4.606">
                <text:p>4.606</text:p>
              </table:table-cell>
              <table:table-cell office:value-type="float" office:value="6.611">
                <text:p>6.611</text:p>
              </table:table-cell>
              <table:table-cell office:value-type="float" office:value="18.2355">
                <text:p>18.2355</text:p>
              </table:table-cell>
              <table:table-cell office:value-type="float" office:value="3.503">
                <text:p>3.503</text:p>
              </table:table-cell>
              <table:table-cell office:value-type="float" office:value="4.599">
                <text:p>4.599</text:p>
              </table:table-cell>
              <table:table-cell office:value-type="float" office:value="7.087">
                <text:p>7.087</text:p>
              </table:table-cell>
              <table:table-cell office:value-type="float" office:value="19.4915">
                <text:p>19.4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44">
                <text:p>4.944</text:p>
              </table:table-cell>
              <table:table-cell office:value-type="float" office:value="7.03033333333333">
                <text:p>7.03033333333333</text:p>
              </table:table-cell>
              <table:table-cell office:value-type="float" office:value="14.646">
                <text:p>14.646</text:p>
              </table:table-cell>
              <table:table-cell office:value-type="float" office:value="65.5023333333333">
                <text:p>65.5023333333333</text:p>
              </table:table-cell>
              <table:table-cell office:value-type="float" office:value="4.91066666666667">
                <text:p>4.91066666666667</text:p>
              </table:table-cell>
              <table:table-cell office:value-type="float" office:value="7.023">
                <text:p>7.023</text:p>
              </table:table-cell>
              <table:table-cell office:value-type="float" office:value="16.2216666666667">
                <text:p>16.2216666666667</text:p>
              </table:table-cell>
              <table:table-cell office:value-type="float" office:value="37.4913333333333">
                <text:p>37.491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6055">
                <text:p>6.6055</text:p>
              </table:table-cell>
              <table:table-cell office:value-type="float" office:value="10.527">
                <text:p>10.527</text:p>
              </table:table-cell>
              <table:table-cell office:value-type="float" office:value="31.35">
                <text:p>31.35</text:p>
              </table:table-cell>
              <table:table-cell office:value-type="float" office:value="191.6615">
                <text:p>191.6615</text:p>
              </table:table-cell>
              <table:table-cell office:value-type="float" office:value="7.012">
                <text:p>7.012</text:p>
              </table:table-cell>
              <table:table-cell office:value-type="float" office:value="10.271">
                <text:p>10.271</text:p>
              </table:table-cell>
              <table:table-cell office:value-type="float" office:value="35.9825">
                <text:p>35.9825</text:p>
              </table:table-cell>
              <table:table-cell office:value-type="float" office:value="198.158">
                <text:p>198.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495">
                <text:p>8.5495</text:p>
              </table:table-cell>
              <table:table-cell office:value-type="float" office:value="11.668">
                <text:p>11.668</text:p>
              </table:table-cell>
              <table:table-cell office:value-type="float" office:value="56.52075">
                <text:p>56.52075</text:p>
              </table:table-cell>
              <table:table-cell office:value-type="float" office:value="1603.6595">
                <text:p>1603.6595</text:p>
              </table:table-cell>
              <table:table-cell office:value-type="float" office:value="8.5415">
                <text:p>8.5415</text:p>
              </table:table-cell>
              <table:table-cell office:value-type="float" office:value="14.38225">
                <text:p>14.38225</text:p>
              </table:table-cell>
              <table:table-cell office:value-type="float" office:value="38.61025">
                <text:p>38.61025</text:p>
              </table:table-cell>
              <table:table-cell office:value-type="float" office:value="1658.36975">
                <text:p>1658.36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5225">
                <text:p>10.5225</text:p>
              </table:table-cell>
              <table:table-cell office:value-type="float" office:value="4.6645">
                <text:p>4.6645</text:p>
              </table:table-cell>
              <table:table-cell office:value-type="float" office:value="34.508">
                <text:p>34.508</text:p>
              </table:table-cell>
              <table:table-cell office:value-type="float" office:value="15654.347">
                <text:p>15654.347</text:p>
              </table:table-cell>
              <table:table-cell office:value-type="float" office:value="6.3">
                <text:p>6.3</text:p>
              </table:table-cell>
              <table:table-cell office:value-type="float" office:value="17.1435">
                <text:p>17.1435</text:p>
              </table:table-cell>
              <table:table-cell office:value-type="float" office:value="40.9275">
                <text:p>40.9275</text:p>
              </table:table-cell>
              <table:table-cell office:value-type="float" office:value="16240.9815">
                <text:p>16240.9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085">
                <text:p>7.8085</text:p>
              </table:table-cell>
              <table:table-cell office:value-type="float" office:value="6.07375">
                <text:p>6.07375</text:p>
              </table:table-cell>
              <table:table-cell office:value-type="float" office:value="72.45275">
                <text:p>72.45275</text:p>
              </table:table-cell>
              <table:table-cell office:value-type="float" office:value="180166.556">
                <text:p>180166.556</text:p>
              </table:table-cell>
              <table:table-cell office:value-type="float" office:value="3.2655">
                <text:p>3.2655</text:p>
              </table:table-cell>
              <table:table-cell office:value-type="float" office:value="6.0835">
                <text:p>6.0835</text:p>
              </table:table-cell>
              <table:table-cell office:value-type="float" office:value="90.24975">
                <text:p>90.24975</text:p>
              </table:table-cell>
              <table:table-cell office:value-type="float" office:value="180799.29925">
                <text:p>180799.299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7533333333333">
                <text:p>3.87533333333333</text:p>
              </table:table-cell>
              <table:table-cell office:value-type="float" office:value="7.58">
                <text:p>7.58</text:p>
              </table:table-cell>
              <table:table-cell office:value-type="float" office:value="148.464333333333">
                <text:p>148.464333333333</text:p>
              </table:table-cell>
              <table:table-cell office:value-type="float" office:value="2378606.169">
                <text:p>2378606.169</text:p>
              </table:table-cell>
              <table:table-cell office:value-type="float" office:value="3.933">
                <text:p>3.933</text:p>
              </table:table-cell>
              <table:table-cell office:value-type="float" office:value="7.57466666666667">
                <text:p>7.57466666666667</text:p>
              </table:table-cell>
              <table:table-cell office:value-type="float" office:value="191.487">
                <text:p>191.487</text:p>
              </table:table-cell>
              <table:table-cell office:value-type="float" office:value="2451812.385">
                <text:p>2451812.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535">
                <text:p>4.5535</text:p>
              </table:table-cell>
              <table:table-cell office:value-type="float" office:value="10.005">
                <text:p>10.005</text:p>
              </table:table-cell>
              <table:table-cell office:value-type="float" office:value="313.8355">
                <text:p>313.8355</text:p>
              </table:table-cell>
              <table:table-cell office:value-type="float" office:value="32677904.93">
                <text:p>32677904.93</text:p>
              </table:table-cell>
              <table:table-cell office:value-type="float" office:value="4.652">
                <text:p>4.652</text:p>
              </table:table-cell>
              <table:table-cell office:value-type="float" office:value="10.182">
                <text:p>10.182</text:p>
              </table:table-cell>
              <table:table-cell office:value-type="float" office:value="409.66975">
                <text:p>409.66975</text:p>
              </table:table-cell>
              <table:table-cell office:value-type="float" office:value="33454230.0165">
                <text:p>33454230.0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373">
                <text:p>5.373</text:p>
              </table:table-cell>
              <table:table-cell office:value-type="float" office:value="11.018">
                <text:p>11.018</text:p>
              </table:table-cell>
              <table:table-cell office:value-type="float" office:value="643.972">
                <text:p>643.972</text:p>
              </table:table-cell>
              <table:table-cell office:value-type="float" office:value="491315785.021">
                <text:p>491315785.021</text:p>
              </table:table-cell>
              <table:table-cell office:value-type="float" office:value="5.364">
                <text:p>5.364</text:p>
              </table:table-cell>
              <table:table-cell office:value-type="float" office:value="11.016">
                <text:p>11.016</text:p>
              </table:table-cell>
              <table:table-cell office:value-type="float" office:value="864.0885">
                <text:p>864.0885</text:p>
              </table:table-cell>
              <table:table-cell office:value-type="float" office:value="484079693.439">
                <text:p>484079693.4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13cm" svg:y="0.316cm" chart:style-name="ch2">
          <text:p>Comparación de podas para 1 color</text:p>
        </chart:title>
        <chart:legend chart:legend-position="end" svg:x="12.513cm" svg:y="2.956cm" style:legend-expansion="high" chart:style-name="ch3"/>
        <chart:plot-area chart:style-name="ch4" table:cell-range-address="Sheet1.D89:Sheet1.I105" chart:data-source-has-labels="row" svg:x="1.331cm" svg:y="1.635cm" svg:width="10.542cm" svg:height="6.204cm">
          <chartooo:coordinate-region svg:x="2.508cm" svg:y="1.834cm" svg:width="9.179cm" svg:height="5.358cm"/>
          <chart:axis chart:dimension="x" chart:name="primary-x" chart:style-name="ch5">
            <chart:title svg:x="5.288cm" svg:y="8.019cm" chart:style-name="ch6">
              <text:p>Dimensión (n*m)</text:p>
            </chart:title>
          </chart:axis>
          <chart:axis chart:dimension="y" chart:name="primary-y" chart:style-name="ch5">
            <chart:title svg:x="0.451cm" svg:y="6.646cm" chart:style-name="ch7">
              <text:p>Tiempo (microsegundos)</text:p>
            </chart:title>
            <chart:grid chart:style-name="ch8" chart:class="major"/>
          </chart:axis>
          <chart:series chart:style-name="ch9" chart:values-cell-range-address="Sheet1.D90:Sheet1.D105" chart:label-cell-address="Sheet1.D89:Sheet1.D89" chart:class="chart:line">
            <chart:data-point chart:repeated="16"/>
          </chart:series>
          <chart:series chart:style-name="ch10" chart:values-cell-range-address="Sheet1.E90:Sheet1.E105" chart:label-cell-address="Sheet1.E89:Sheet1.E89" chart:class="chart:line">
            <chart:data-point chart:repeated="16"/>
          </chart:series>
          <chart:series chart:style-name="ch11" chart:values-cell-range-address="Sheet1.F90:Sheet1.F105" chart:label-cell-address="Sheet1.F89:Sheet1.F89" chart:class="chart:line">
            <chart:data-point chart:repeated="16"/>
          </chart:series>
          <chart:series chart:style-name="ch12" chart:values-cell-range-address="Sheet1.G90:Sheet1.G105" chart:label-cell-address="Sheet1.G89:Sheet1.G89" chart:class="chart:line">
            <chart:data-point chart:repeated="16"/>
          </chart:series>
          <chart:series chart:style-name="ch13" chart:values-cell-range-address="Sheet1.H90:Sheet1.H105" chart:label-cell-address="Sheet1.H89:Sheet1.H89" chart:class="chart:line">
            <chart:data-point chart:repeated="16"/>
          </chart:series>
          <chart:series chart:style-name="ch14" chart:values-cell-range-address="Sheet1.I90:Sheet1.I105" chart:label-cell-address="Sheet1.I89:Sheet1.I89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das 1,2 y 3</text:p>
                <draw:g>
                  <svg:desc>Sheet1.D89:Sheet1.D89</svg:desc>
                </draw:g>
              </table:table-cell>
              <table:table-cell office:value-type="string">
                <text:p>Podas 1 y 2</text:p>
                <draw:g>
                  <svg:desc>Sheet1.E89:Sheet1.E89</svg:desc>
                </draw:g>
              </table:table-cell>
              <table:table-cell office:value-type="string">
                <text:p>Podas 1 y 3</text:p>
                <draw:g>
                  <svg:desc>Sheet1.F89:Sheet1.F89</svg:desc>
                </draw:g>
              </table:table-cell>
              <table:table-cell office:value-type="string">
                <text:p>Podas 2 y 3</text:p>
                <draw:g>
                  <svg:desc>Sheet1.G89:Sheet1.G89</svg:desc>
                </draw:g>
              </table:table-cell>
              <table:table-cell office:value-type="string">
                <text:p>Poda 2</text:p>
                <draw:g>
                  <svg:desc>Sheet1.H89:Sheet1.H89</svg:desc>
                </draw:g>
              </table:table-cell>
              <table:table-cell office:value-type="string">
                <text:p>Poda 3</text:p>
                <draw:g>
                  <svg:desc>Sheet1.I89:Sheet1.I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11">
                <text:p>1.511</text:p>
                <draw:g>
                  <svg:desc>Sheet1.D90:Sheet1.D105</svg:desc>
                </draw:g>
              </table:table-cell>
              <table:table-cell office:value-type="float" office:value="1.526">
                <text:p>1.526</text:p>
                <draw:g>
                  <svg:desc>Sheet1.E90:Sheet1.E105</svg:desc>
                </draw:g>
              </table:table-cell>
              <table:table-cell office:value-type="float" office:value="1.555">
                <text:p>1.555</text:p>
                <draw:g>
                  <svg:desc>Sheet1.F90:Sheet1.F105</svg:desc>
                </draw:g>
              </table:table-cell>
              <table:table-cell office:value-type="float" office:value="1.489">
                <text:p>1.489</text:p>
                <draw:g>
                  <svg:desc>Sheet1.G90:Sheet1.G105</svg:desc>
                </draw:g>
              </table:table-cell>
              <table:table-cell office:value-type="float" office:value="1.55">
                <text:p>1.55</text:p>
                <draw:g>
                  <svg:desc>Sheet1.H90:Sheet1.H105</svg:desc>
                </draw:g>
              </table:table-cell>
              <table:table-cell office:value-type="float" office:value="1.516">
                <text:p>1.516</text:p>
                <draw:g>
                  <svg:desc>Sheet1.I90:Sheet1.I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415">
                <text:p>2.3415</text:p>
              </table:table-cell>
              <table:table-cell office:value-type="float" office:value="2.711">
                <text:p>2.711</text:p>
              </table:table-cell>
              <table:table-cell office:value-type="float" office:value="3.0425">
                <text:p>3.0425</text:p>
              </table:table-cell>
              <table:table-cell office:value-type="float" office:value="2.311">
                <text:p>2.311</text:p>
              </table:table-cell>
              <table:table-cell office:value-type="float" office:value="2.719">
                <text:p>2.719</text:p>
              </table:table-cell>
              <table:table-cell office:value-type="float" office:value="3.0365">
                <text:p>3.0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23">
                <text:p>3.623</text:p>
              </table:table-cell>
              <table:table-cell office:value-type="float" office:value="4.606">
                <text:p>4.606</text:p>
              </table:table-cell>
              <table:table-cell office:value-type="float" office:value="6.611">
                <text:p>6.611</text:p>
              </table:table-cell>
              <table:table-cell office:value-type="float" office:value="3.503">
                <text:p>3.503</text:p>
              </table:table-cell>
              <table:table-cell office:value-type="float" office:value="4.599">
                <text:p>4.599</text:p>
              </table:table-cell>
              <table:table-cell office:value-type="float" office:value="7.087">
                <text:p>7.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44">
                <text:p>4.944</text:p>
              </table:table-cell>
              <table:table-cell office:value-type="float" office:value="7.03033333333333">
                <text:p>7.03033333333333</text:p>
              </table:table-cell>
              <table:table-cell office:value-type="float" office:value="14.646">
                <text:p>14.646</text:p>
              </table:table-cell>
              <table:table-cell office:value-type="float" office:value="4.91066666666667">
                <text:p>4.91066666666667</text:p>
              </table:table-cell>
              <table:table-cell office:value-type="float" office:value="7.023">
                <text:p>7.023</text:p>
              </table:table-cell>
              <table:table-cell office:value-type="float" office:value="16.2216666666667">
                <text:p>16.221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6055">
                <text:p>6.6055</text:p>
              </table:table-cell>
              <table:table-cell office:value-type="float" office:value="10.527">
                <text:p>10.527</text:p>
              </table:table-cell>
              <table:table-cell office:value-type="float" office:value="31.35">
                <text:p>31.35</text:p>
              </table:table-cell>
              <table:table-cell office:value-type="float" office:value="7.012">
                <text:p>7.012</text:p>
              </table:table-cell>
              <table:table-cell office:value-type="float" office:value="10.271">
                <text:p>10.271</text:p>
              </table:table-cell>
              <table:table-cell office:value-type="float" office:value="35.9825">
                <text:p>35.9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495">
                <text:p>8.5495</text:p>
              </table:table-cell>
              <table:table-cell office:value-type="float" office:value="11.668">
                <text:p>11.668</text:p>
              </table:table-cell>
              <table:table-cell office:value-type="float" office:value="56.52075">
                <text:p>56.52075</text:p>
              </table:table-cell>
              <table:table-cell office:value-type="float" office:value="8.5415">
                <text:p>8.5415</text:p>
              </table:table-cell>
              <table:table-cell office:value-type="float" office:value="14.38225">
                <text:p>14.38225</text:p>
              </table:table-cell>
              <table:table-cell office:value-type="float" office:value="38.61025">
                <text:p>38.61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5225">
                <text:p>10.5225</text:p>
              </table:table-cell>
              <table:table-cell office:value-type="float" office:value="4.6645">
                <text:p>4.6645</text:p>
              </table:table-cell>
              <table:table-cell office:value-type="float" office:value="34.508">
                <text:p>34.508</text:p>
              </table:table-cell>
              <table:table-cell office:value-type="float" office:value="6.3">
                <text:p>6.3</text:p>
              </table:table-cell>
              <table:table-cell office:value-type="float" office:value="17.1435">
                <text:p>17.1435</text:p>
              </table:table-cell>
              <table:table-cell office:value-type="float" office:value="40.9275">
                <text:p>40.9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085">
                <text:p>7.8085</text:p>
              </table:table-cell>
              <table:table-cell office:value-type="float" office:value="6.07375">
                <text:p>6.07375</text:p>
              </table:table-cell>
              <table:table-cell office:value-type="float" office:value="72.45275">
                <text:p>72.45275</text:p>
              </table:table-cell>
              <table:table-cell office:value-type="float" office:value="3.2655">
                <text:p>3.2655</text:p>
              </table:table-cell>
              <table:table-cell office:value-type="float" office:value="6.0835">
                <text:p>6.0835</text:p>
              </table:table-cell>
              <table:table-cell office:value-type="float" office:value="90.24975">
                <text:p>90.24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7533333333333">
                <text:p>3.87533333333333</text:p>
              </table:table-cell>
              <table:table-cell office:value-type="float" office:value="7.58">
                <text:p>7.58</text:p>
              </table:table-cell>
              <table:table-cell office:value-type="float" office:value="148.464333333333">
                <text:p>148.464333333333</text:p>
              </table:table-cell>
              <table:table-cell office:value-type="float" office:value="3.933">
                <text:p>3.933</text:p>
              </table:table-cell>
              <table:table-cell office:value-type="float" office:value="7.57466666666667">
                <text:p>7.57466666666667</text:p>
              </table:table-cell>
              <table:table-cell office:value-type="float" office:value="191.487">
                <text:p>191.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535">
                <text:p>4.5535</text:p>
              </table:table-cell>
              <table:table-cell office:value-type="float" office:value="10.005">
                <text:p>10.005</text:p>
              </table:table-cell>
              <table:table-cell office:value-type="float" office:value="313.8355">
                <text:p>313.8355</text:p>
              </table:table-cell>
              <table:table-cell office:value-type="float" office:value="4.652">
                <text:p>4.652</text:p>
              </table:table-cell>
              <table:table-cell office:value-type="float" office:value="10.182">
                <text:p>10.182</text:p>
              </table:table-cell>
              <table:table-cell office:value-type="float" office:value="409.66975">
                <text:p>409.66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373">
                <text:p>5.373</text:p>
              </table:table-cell>
              <table:table-cell office:value-type="float" office:value="11.018">
                <text:p>11.018</text:p>
              </table:table-cell>
              <table:table-cell office:value-type="float" office:value="643.972">
                <text:p>643.972</text:p>
              </table:table-cell>
              <table:table-cell office:value-type="float" office:value="5.364">
                <text:p>5.364</text:p>
              </table:table-cell>
              <table:table-cell office:value-type="float" office:value="11.016">
                <text:p>11.016</text:p>
              </table:table-cell>
              <table:table-cell office:value-type="float" office:value="864.0885">
                <text:p>864.08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8266666666667">
                <text:p>5.78266666666667</text:p>
              </table:table-cell>
              <table:table-cell office:value-type="float" office:value="13.2911666666667">
                <text:p>13.2911666666667</text:p>
              </table:table-cell>
              <table:table-cell office:value-type="float" office:value="1259.52716666667">
                <text:p>1259.52716666667</text:p>
              </table:table-cell>
              <table:table-cell office:value-type="float" office:value="6.2955">
                <text:p>6.2955</text:p>
              </table:table-cell>
              <table:table-cell office:value-type="float" office:value="13.1095">
                <text:p>13.1095</text:p>
              </table:table-cell>
              <table:table-cell office:value-type="float" office:value="1765.66433333333">
                <text:p>1765.664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98">
                <text:p>6.298</text:p>
              </table:table-cell>
              <table:table-cell office:value-type="float" office:value="15.718">
                <text:p>15.718</text:p>
              </table:table-cell>
              <table:table-cell office:value-type="float" office:value="2733.359">
                <text:p>2733.359</text:p>
              </table:table-cell>
              <table:table-cell office:value-type="float" office:value="7.204">
                <text:p>7.204</text:p>
              </table:table-cell>
              <table:table-cell office:value-type="float" office:value="16.0045">
                <text:p>16.0045</text:p>
              </table:table-cell>
              <table:table-cell office:value-type="float" office:value="3916.989">
                <text:p>3916.9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1825">
                <text:p>7.21825</text:p>
              </table:table-cell>
              <table:table-cell office:value-type="float" office:value="19.68325">
                <text:p>19.68325</text:p>
              </table:table-cell>
              <table:table-cell office:value-type="float" office:value="5528.2695">
                <text:p>5528.2695</text:p>
              </table:table-cell>
              <table:table-cell office:value-type="float" office:value="8.30175">
                <text:p>8.30175</text:p>
              </table:table-cell>
              <table:table-cell office:value-type="float" office:value="19.65675">
                <text:p>19.65675</text:p>
              </table:table-cell>
              <table:table-cell office:value-type="float" office:value="8010.8985">
                <text:p>8010.89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8865">
                <text:p>8.8865</text:p>
              </table:table-cell>
              <table:table-cell office:value-type="float" office:value="22.73725">
                <text:p>22.73725</text:p>
              </table:table-cell>
              <table:table-cell office:value-type="float" office:value="11001.7975">
                <text:p>11001.7975</text:p>
              </table:table-cell>
              <table:table-cell office:value-type="float" office:value="9.3395">
                <text:p>9.3395</text:p>
              </table:table-cell>
              <table:table-cell office:value-type="float" office:value="22.78675">
                <text:p>22.78675</text:p>
              </table:table-cell>
              <table:table-cell office:value-type="float" office:value="16626.08325">
                <text:p>16626.083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298">
                <text:p>9.298</text:p>
              </table:table-cell>
              <table:table-cell office:value-type="float" office:value="25.4788333333333">
                <text:p>25.4788333333333</text:p>
              </table:table-cell>
              <table:table-cell office:value-type="float" office:value="19397.3058333333">
                <text:p>19397.3058333333</text:p>
              </table:table-cell>
              <table:table-cell office:value-type="float" office:value="10.302">
                <text:p>10.302</text:p>
              </table:table-cell>
              <table:table-cell office:value-type="float" office:value="25.1775">
                <text:p>25.1775</text:p>
              </table:table-cell>
              <table:table-cell office:value-type="float" office:value="30790.0328333333">
                <text:p>30790.0328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